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9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72.97mm"/>
    </style:style>
    <style:style style:name="co5" style:family="table-column">
      <style:table-column-properties fo:break-before="auto" style:column-width="26.76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32.12mm"/>
    </style:style>
    <style:style style:name="co8" style:family="table-column">
      <style:table-column-properties fo:break-before="auto" style:column-width="35.95mm"/>
    </style:style>
    <style:style style:name="co9" style:family="table-column">
      <style:table-column-properties fo:break-before="auto" style:column-width="33.5mm"/>
    </style:style>
    <style:style style:name="co10" style:family="table-column">
      <style:table-column-properties fo:break-before="auto" style:column-width="31.86mm"/>
    </style:style>
    <style:style style:name="co11" style:family="table-column">
      <style:table-column-properties fo:break-before="auto" style:column-width="50.46mm"/>
    </style:style>
    <style:style style:name="ro1" style:family="table-row">
      <style:table-row-properties style:row-height="20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32.1mm" fo:break-before="auto" style:use-optimal-row-height="true"/>
    </style:style>
    <style:style style:name="ro4" style:family="table-row">
      <style:table-row-properties style:row-height="17.3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6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7" style:family="table-cell" style:parent-style-name="Default">
      <style:table-cell-properties fo:border-bottom="none" fo:background-color="#ffcc00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fcc00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11"/>
    <style:style style:name="ce13" style:family="table-cell" style:parent-style-name="Default" style:data-style-name="N11">
      <style:table-cell-properties fo:border-bottom="none" fo:background-color="#ffcc00" fo:border-left="none" fo:border-right="none" fo:border-top="0.06pt solid #000000"/>
    </style:style>
    <style:style style:name="ce14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none" fo:background-color="#ffcc00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fo:border-bottom="none" fo:background-color="#9999ff" fo:border-left="none" fo:border-right="0.06pt solid #000000" fo:border-top="0.06pt solid #000000"/>
    </style:style>
    <style:style style:name="ce19" style:family="table-cell" style:parent-style-name="Default">
      <style:table-cell-properties fo:border-bottom="none" fo:background-color="#9999ff" fo:border-left="0.06pt solid #000000" fo:border-right="0.06pt solid #000000" fo:border-top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2" style:family="table-cell" style:parent-style-name="Default">
      <style:table-cell-properties fo:border-bottom="none" fo:background-color="#9999ff" fo:border-left="0.06pt solid #000000" fo:border-right="none" fo:border-top="0.06pt solid #000000"/>
    </style:style>
    <style:style style:name="ce23" style:family="table-cell" style:parent-style-name="Default">
      <style:table-cell-properties fo:border-bottom="none" fo:background-color="#9999ff" fo:border-left="none" fo:border-right="none" fo:border-top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9999ff" fo:border-left="none" fo:border-right="none" fo:border-top="0.06pt solid #000000"/>
    </style:style>
    <style:style style:name="ce25" style:family="table-cell" style:parent-style-name="Default" style:data-style-name="N11">
      <style:table-cell-properties fo:border-bottom="none" fo:background-color="#9999ff" fo:border-left="none" fo:border-right="none" fo:border-top="0.06pt solid #000000"/>
    </style:style>
    <style:style style:name="ce26" style:family="table-cell" style:parent-style-name="Default">
      <style:table-cell-properties fo:border-bottom="none" fo:background-color="#9999ff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17973.6" calcext:value-type="float">
            <text:p>17973.6</text:p>
          </table:table-cell>
          <table:table-cell office:value-type="float" office:value="17963.9" calcext:value-type="float">
            <text:p>17963.9</text:p>
          </table:table-cell>
          <table:table-cell office:value-type="float" office:value="17964.1" calcext:value-type="float">
            <text:p>17964.1</text:p>
          </table:table-cell>
          <table:table-cell/>
          <table:table-cell table:formula="of:=[.A1]-[.B1]" office:value-type="float" office:value="9.69999999999709" calcext:value-type="float">
            <text:p>9.7</text:p>
          </table:table-cell>
          <table:table-cell table:formula="of:=[.B1]-[.C1]" office:value-type="float" office:value="-0.19999999999709" calcext:value-type="float">
            <text:p>-0.2</text:p>
          </table:table-cell>
          <table:table-cell table:style-name="ce2" office:value-type="string" calcext:value-type="string">
            <text:p>&lt;= This is wrong. Shouldn't use negative price diffs but negative of returns</text:p>
          </table:table-cell>
          <table:table-cell table:formula="of:=[.A1]+[.E1]" office:value-type="float" office:value="17983.3" calcext:value-type="float">
            <text:p>17983.3</text:p>
          </table:table-cell>
          <table:table-cell table:formula="of:=[.H1]+[.F1]" office:value-type="float" office:value="17983.1" calcext:value-type="float">
            <text:p>17983.1</text:p>
          </table:table-cell>
          <table:table-cell/>
          <table:table-cell table:formula="of:=[.H1]/[.A1]" office:value-type="float" office:value="1.00053968042017" calcext:value-type="float">
            <text:p>1.0005396804</text:p>
          </table:table-cell>
          <table:table-cell table:formula="of:=[.I1]/[.H1]" office:value-type="float" office:value="0.999988878570674" calcext:value-type="float">
            <text:p>0.9999888786</text:p>
          </table:table-cell>
          <table:table-cell table:formula="of:=[.K1]*[.L1]" office:value-type="float" office:value="1.00052855298883" calcext:value-type="float">
            <text:p>1.000528553</text:p>
          </table:table-cell>
          <table:table-cell/>
          <table:table-cell table:formula="of:=(1/1) * [.R1]" office:value-type="float" office:value="1.00053968042017" calcext:value-type="float">
            <text:p>1.0005396804</text:p>
          </table:table-cell>
          <table:table-cell table:formula="of:=[.K13]*[.S1]" office:value-type="float" office:value="0.999449192148485" calcext:value-type="float">
            <text:p>0.9994491921</text:p>
          </table:table-cell>
          <table:table-cell/>
          <table:table-cell table:formula="of:=1+[.E1]/[.A1]" office:value-type="float" office:value="1.00053968042017" calcext:value-type="float">
            <text:p>1.0005396804</text:p>
          </table:table-cell>
          <table:table-cell table:formula="of:=([.B1]+[.F1])/[.B1]" office:value-type="float" office:value="0.999988866560157" calcext:value-type="float">
            <text:p>0.9999888666</text:p>
          </table:table-cell>
          <table:table-cell table:formula="of:=[.R1]*[.S1]" office:value-type="float" office:value="1.00052854097183" calcext:value-type="float">
            <text:p>1.000528541</text:p>
          </table:table-cell>
          <table:table-cell/>
        </table:table-row>
        <table:table-row table:style-name="ro2">
          <table:table-cell office:value-type="float" office:value="17964.1" calcext:value-type="float">
            <text:p>17964.1</text:p>
          </table:table-cell>
          <table:table-cell office:value-type="float" office:value="17957.1" calcext:value-type="float">
            <text:p>17957.1</text:p>
          </table:table-cell>
          <table:table-cell office:value-type="float" office:value="17958.2" calcext:value-type="float">
            <text:p>17958.2</text:p>
          </table:table-cell>
          <table:table-cell/>
          <table:table-cell table:formula="of:=[.A2]-[.B2]" office:value-type="float" office:value="7" calcext:value-type="float">
            <text:p>7</text:p>
          </table:table-cell>
          <table:table-cell table:formula="of:=[.B2]-[.C2]" office:value-type="float" office:value="-1.10000000000218" calcext:value-type="float">
            <text:p>-1.1</text:p>
          </table:table-cell>
          <table:table-cell/>
          <table:table-cell table:formula="of:=[.I1]+[.E2]" office:value-type="float" office:value="17990.1" calcext:value-type="float">
            <text:p>17990.1</text:p>
          </table:table-cell>
          <table:table-cell table:formula="of:=[.H2]+[.F2]" office:value-type="float" office:value="17989" calcext:value-type="float">
            <text:p>17989</text:p>
          </table:table-cell>
          <table:table-cell/>
          <table:table-cell table:formula="of:=[.H2]/[.I1]" office:value-type="float" office:value="1.00038925435548" calcext:value-type="float">
            <text:p>1.0003892544</text:p>
          </table:table-cell>
          <table:table-cell table:formula="of:=[.I2]/[.H2]" office:value-type="float" office:value="0.999938855259281" calcext:value-type="float">
            <text:p>0.9999388553</text:p>
          </table:table-cell>
          <table:table-cell table:formula="of:=[.K2]*[.L2]" office:value-type="float" office:value="1.0003280858139" calcext:value-type="float">
            <text:p>1.0003280858</text:p>
          </table:table-cell>
          <table:table-cell table:number-columns-repeated="2"/>
          <table:table-cell table:formula="of:=([.S1]*[.O1]/[.K13])" office:value-type="float" office:value="1.00106879820146" calcext:value-type="float">
            <text:p>1.0010687982</text:p>
          </table:table-cell>
          <table:table-cell/>
          <table:table-cell table:formula="of:=1+[.E2]/[.A2]" office:value-type="float" office:value="1.00038966605619" calcext:value-type="float">
            <text:p>1.0003896661</text:p>
          </table:table-cell>
          <table:table-cell table:formula="of:=1+[.F2]/[.B2]" office:value-type="float" office:value="0.999938742892783" calcext:value-type="float">
            <text:p>0.9999387429</text:p>
          </table:table-cell>
          <table:table-cell table:formula="of:=[.R2]*[.S2]" office:value-type="float" office:value="1.00032838507916" calcext:value-type="float">
            <text:p>1.0003283851</text:p>
          </table:table-cell>
          <table:table-cell/>
        </table:table-row>
        <table:table-row table:style-name="ro2">
          <table:table-cell office:value-type="float" office:value="17958.2" calcext:value-type="float">
            <text:p>17958.2</text:p>
          </table:table-cell>
          <table:table-cell office:value-type="float" office:value="17918.3" calcext:value-type="float">
            <text:p>17918.3</text:p>
          </table:table-cell>
          <table:table-cell office:value-type="float" office:value="17917.3" calcext:value-type="float">
            <text:p>17917.3</text:p>
          </table:table-cell>
          <table:table-cell/>
          <table:table-cell table:formula="of:=[.A3]-[.B3]" office:value-type="float" office:value="39.9000000000015" calcext:value-type="float">
            <text:p>39.9</text:p>
          </table:table-cell>
          <table:table-cell table:formula="of:=[.B3]-[.C3]" office:value-type="float" office:value="1" calcext:value-type="float">
            <text:p>1</text:p>
          </table:table-cell>
          <table:table-cell/>
          <table:table-cell table:formula="of:=[.I2]+[.E3]" office:value-type="float" office:value="18028.9" calcext:value-type="float">
            <text:p>18028.9</text:p>
          </table:table-cell>
          <table:table-cell table:formula="of:=[.H3]+[.F3]" office:value-type="float" office:value="18029.9" calcext:value-type="float">
            <text:p>18029.9</text:p>
          </table:table-cell>
          <table:table-cell/>
          <table:table-cell table:formula="of:=[.H3]/[.I2]" office:value-type="float" office:value="1.00221802212463" calcext:value-type="float">
            <text:p>1.0022180221</text:p>
          </table:table-cell>
          <table:table-cell table:formula="of:=[.I3]/[.H3]" office:value-type="float" office:value="1.00005546650101" calcext:value-type="float">
            <text:p>1.0000554665</text:p>
          </table:table-cell>
          <table:table-cell table:formula="of:=[.K3]*[.L3]" office:value-type="float" office:value="1.00227361165156" calcext:value-type="float">
            <text:p>1.0022736117</text:p>
          </table:table-cell>
          <table:table-cell table:number-columns-repeated="4"/>
          <table:table-cell table:formula="of:=1+[.E3]/[.A3]" office:value-type="float" office:value="1.00222182624094" calcext:value-type="float">
            <text:p>1.0022218262</text:p>
          </table:table-cell>
          <table:table-cell table:formula="of:=1+[.F3]/[.B3]" office:value-type="float" office:value="1.0000558088658" calcext:value-type="float">
            <text:p>1.0000558089</text:p>
          </table:table-cell>
          <table:table-cell table:formula="of:=[.R3]*[.S3]" office:value-type="float" office:value="1.00227775910434" calcext:value-type="float">
            <text:p>1.0022777591</text:p>
          </table:table-cell>
          <table:table-cell/>
        </table:table-row>
        <table:table-row table:style-name="ro2">
          <table:table-cell office:value-type="float" office:value="17917.3" calcext:value-type="float">
            <text:p>17917.3</text:p>
          </table:table-cell>
          <table:table-cell office:value-type="float" office:value="17868" calcext:value-type="float">
            <text:p>17868</text:p>
          </table:table-cell>
          <table:table-cell office:value-type="float" office:value="17866.9" calcext:value-type="float">
            <text:p>17866.9</text:p>
          </table:table-cell>
          <table:table-cell/>
          <table:table-cell table:formula="of:=[.A4]-[.B4]" office:value-type="float" office:value="49.2999999999993" calcext:value-type="float">
            <text:p>49.3</text:p>
          </table:table-cell>
          <table:table-cell table:formula="of:=[.B4]-[.C4]" office:value-type="float" office:value="1.09999999999854" calcext:value-type="float">
            <text:p>1.1</text:p>
          </table:table-cell>
          <table:table-cell/>
          <table:table-cell table:formula="of:=[.I3]+[.E4]" office:value-type="float" office:value="18079.2" calcext:value-type="float">
            <text:p>18079.2</text:p>
          </table:table-cell>
          <table:table-cell table:formula="of:=[.H4]+[.F4]" office:value-type="float" office:value="18080.3" calcext:value-type="float">
            <text:p>18080.3</text:p>
          </table:table-cell>
          <table:table-cell/>
          <table:table-cell table:formula="of:=[.H4]/[.I3]" office:value-type="float" office:value="1.00273434683498" calcext:value-type="float">
            <text:p>1.0027343468</text:p>
          </table:table-cell>
          <table:table-cell table:formula="of:=[.I4]/[.H4]" office:value-type="float" office:value="1.00006084340015" calcext:value-type="float">
            <text:p>1.0000608434</text:p>
          </table:table-cell>
          <table:table-cell table:formula="of:=[.K4]*[.L4]" office:value-type="float" office:value="1.00279535660209" calcext:value-type="float">
            <text:p>1.0027953566</text:p>
          </table:table-cell>
          <table:table-cell table:number-columns-repeated="4"/>
          <table:table-cell table:formula="of:=1+[.E4]/[.A4]" office:value-type="float" office:value="1.00275153064357" calcext:value-type="float">
            <text:p>1.0027515306</text:p>
          </table:table-cell>
          <table:table-cell table:formula="of:=1+[.F4]/[.B4]" office:value-type="float" office:value="1.00006156256996" calcext:value-type="float">
            <text:p>1.0000615626</text:p>
          </table:table-cell>
          <table:table-cell table:formula="of:=[.R4]*[.S4]" office:value-type="float" office:value="1.00281326260482" calcext:value-type="float">
            <text:p>1.0028132626</text:p>
          </table:table-cell>
          <table:table-cell/>
        </table:table-row>
        <table:table-row table:style-name="ro3">
          <table:table-cell office:value-type="float" office:value="17866.9" calcext:value-type="float">
            <text:p>17866.9</text:p>
          </table:table-cell>
          <table:table-cell office:value-type="float" office:value="17890.1" calcext:value-type="float">
            <text:p>17890.1</text:p>
          </table:table-cell>
          <table:table-cell office:value-type="float" office:value="17889.9" calcext:value-type="float">
            <text:p>17889.9</text:p>
          </table:table-cell>
          <table:table-cell/>
          <table:table-cell table:formula="of:=[.A5]-[.B5]" office:value-type="float" office:value="-23.1999999999971" calcext:value-type="float">
            <text:p>-23.2</text:p>
          </table:table-cell>
          <table:table-cell table:formula="of:=[.B5]-[.C5]" office:value-type="float" office:value="0.19999999999709" calcext:value-type="float">
            <text:p>0.2</text:p>
          </table:table-cell>
          <table:table-cell/>
          <table:table-cell table:formula="of:=[.I4]+[.E5]" office:value-type="float" office:value="18057.1" calcext:value-type="float">
            <text:p>18057.1</text:p>
          </table:table-cell>
          <table:table-cell table:formula="of:=[.H5]+[.F5]" office:value-type="float" office:value="18057.3" calcext:value-type="float">
            <text:p>18057.3</text:p>
          </table:table-cell>
          <table:table-cell/>
          <table:table-cell table:formula="of:=[.H5]/[.I4]" office:value-type="float" office:value="0.998716835450739" calcext:value-type="float">
            <text:p>0.9987168355</text:p>
          </table:table-cell>
          <table:table-cell table:formula="of:=[.I5]/[.H5]" office:value-type="float" office:value="1.00001107597565" calcext:value-type="float">
            <text:p>1.000011076</text:p>
          </table:table-cell>
          <table:table-cell table:formula="of:=[.K5]*[.L5]" office:value-type="float" office:value="0.998727897214095" calcext:value-type="float">
            <text:p>0.9987278972</text:p>
          </table:table-cell>
          <table:table-cell table:style-name="ce4" office:value-type="string" calcext:value-type="string">
            <text:p>&lt;= also the wrong way! Returns should be calculated relative to the original price series.</text:p>
          </table:table-cell>
          <table:table-cell table:number-columns-repeated="3"/>
          <table:table-cell table:formula="of:=1+[.E5]/[.A5]" office:value-type="float" office:value="0.998701509495212" calcext:value-type="float">
            <text:p>0.9987015095</text:p>
          </table:table-cell>
          <table:table-cell table:formula="of:=1+[.F5]/[.B5]" office:value-type="float" office:value="1.00001117936736" calcext:value-type="float">
            <text:p>1.0000111794</text:p>
          </table:table-cell>
          <table:table-cell table:formula="of:=[.R5]*[.S5]" office:value-type="float" office:value="0.998712674346269" calcext:value-type="float">
            <text:p>0.9987126743</text:p>
          </table:table-cell>
          <table:table-cell table:style-name="ce4" office:value-type="string" calcext:value-type="string">
            <text:p>&lt;= the wrong way for considering a traded asset (due to over/under exposure)</text:p>
          </table:table-cell>
        </table:table-row>
        <table:table-row table:style-name="ro2">
          <table:table-cell office:value-type="float" office:value="17889.9" calcext:value-type="float">
            <text:p>17889.9</text:p>
          </table:table-cell>
          <table:table-cell office:value-type="float" office:value="17943.1" calcext:value-type="float">
            <text:p>17943.1</text:p>
          </table:table-cell>
          <table:table-cell office:value-type="float" office:value="17944.2" calcext:value-type="float">
            <text:p>17944.2</text:p>
          </table:table-cell>
          <table:table-cell/>
          <table:table-cell table:formula="of:=[.A6]-[.B6]" office:value-type="float" office:value="-53.1999999999971" calcext:value-type="float">
            <text:p>-53.2</text:p>
          </table:table-cell>
          <table:table-cell table:formula="of:=[.B6]-[.C6]" office:value-type="float" office:value="-1.10000000000218" calcext:value-type="float">
            <text:p>-1.1</text:p>
          </table:table-cell>
          <table:table-cell/>
          <table:table-cell table:formula="of:=[.I5]+[.E6]" office:value-type="float" office:value="18004.1" calcext:value-type="float">
            <text:p>18004.1</text:p>
          </table:table-cell>
          <table:table-cell table:formula="of:=[.H6]+[.F6]" office:value-type="float" office:value="18003" calcext:value-type="float">
            <text:p>18003</text:p>
          </table:table-cell>
          <table:table-cell/>
          <table:table-cell table:formula="of:=[.H6]/[.I5]" office:value-type="float" office:value="0.997053823107552" calcext:value-type="float">
            <text:p>0.9970538231</text:p>
          </table:table-cell>
          <table:table-cell table:formula="of:=[.I6]/[.H6]" office:value-type="float" office:value="0.999938902805472" calcext:value-type="float">
            <text:p>0.9999389028</text:p>
          </table:table-cell>
          <table:table-cell table:formula="of:=[.K6]*[.L6]" office:value-type="float" office:value="0.996992905916167" calcext:value-type="float">
            <text:p>0.9969929059</text:p>
          </table:table-cell>
          <table:table-cell table:number-columns-repeated="4"/>
          <table:table-cell table:formula="of:=1+[.E6]/[.A6]" office:value-type="float" office:value="0.997026255037759" calcext:value-type="float">
            <text:p>0.997026255</text:p>
          </table:table-cell>
          <table:table-cell table:formula="of:=1+[.F6]/[.B6]" office:value-type="float" office:value="0.99993869509728" calcext:value-type="float">
            <text:p>0.9999386951</text:p>
          </table:table-cell>
          <table:table-cell table:formula="of:=[.R6]*[.S6]" office:value-type="float" office:value="0.996965132440184" calcext:value-type="float">
            <text:p>0.9969651324</text:p>
          </table:table-cell>
          <table:table-cell/>
        </table:table-row>
        <table:table-row table:style-name="ro2">
          <table:table-cell office:value-type="float" office:value="17944.2" calcext:value-type="float">
            <text:p>17944.2</text:p>
          </table:table-cell>
          <table:table-cell office:value-type="float" office:value="17941" calcext:value-type="float">
            <text:p>17941</text:p>
          </table:table-cell>
          <table:table-cell office:value-type="float" office:value="17942.1" calcext:value-type="float">
            <text:p>17942.1</text:p>
          </table:table-cell>
          <table:table-cell/>
          <table:table-cell table:formula="of:=[.A7]-[.B7]" office:value-type="float" office:value="3.20000000000073" calcext:value-type="float">
            <text:p>3.2</text:p>
          </table:table-cell>
          <table:table-cell table:formula="of:=[.B7]-[.C7]" office:value-type="float" office:value="-1.09999999999854" calcext:value-type="float">
            <text:p>-1.1</text:p>
          </table:table-cell>
          <table:table-cell/>
          <table:table-cell table:formula="of:=[.I6]+[.E7]" office:value-type="float" office:value="18006.2" calcext:value-type="float">
            <text:p>18006.2</text:p>
          </table:table-cell>
          <table:table-cell table:formula="of:=[.H7]+[.F7]" office:value-type="float" office:value="18005.1" calcext:value-type="float">
            <text:p>18005.1</text:p>
          </table:table-cell>
          <table:table-cell/>
          <table:table-cell table:formula="of:=[.H7]/[.I6]" office:value-type="float" office:value="1.00017774815309" calcext:value-type="float">
            <text:p>1.0001777482</text:p>
          </table:table-cell>
          <table:table-cell table:formula="of:=[.I7]/[.H7]" office:value-type="float" office:value="0.999938909931024" calcext:value-type="float">
            <text:p>0.9999389099</text:p>
          </table:table-cell>
          <table:table-cell table:formula="of:=[.K7]*[.L7]" office:value-type="float" office:value="1.00011664722546" calcext:value-type="float">
            <text:p>1.0001166472</text:p>
          </table:table-cell>
          <table:table-cell table:number-columns-repeated="4"/>
          <table:table-cell table:formula="of:=1+[.E7]/[.A7]" office:value-type="float" office:value="1.00017833060265" calcext:value-type="float">
            <text:p>1.0001783306</text:p>
          </table:table-cell>
          <table:table-cell table:formula="of:=1+[.F7]/[.B7]" office:value-type="float" office:value="0.999938687921521" calcext:value-type="float">
            <text:p>0.9999386879</text:p>
          </table:table-cell>
          <table:table-cell table:formula="of:=[.R7]*[.S7]" office:value-type="float" office:value="1.00011700759035" calcext:value-type="float">
            <text:p>1.0001170076</text:p>
          </table:table-cell>
          <table:table-cell/>
        </table:table-row>
        <table:table-row table:style-name="ro2">
          <table:table-cell office:value-type="float" office:value="17942.1" calcext:value-type="float">
            <text:p>17942.1</text:p>
          </table:table-cell>
          <table:table-cell office:value-type="float" office:value="17943" calcext:value-type="float">
            <text:p>17943</text:p>
          </table:table-cell>
          <table:table-cell office:value-type="float" office:value="17942.9" calcext:value-type="float">
            <text:p>17942.9</text:p>
          </table:table-cell>
          <table:table-cell/>
          <table:table-cell table:formula="of:=[.A8]-[.B8]" office:value-type="float" office:value="-0.900000000001455" calcext:value-type="float">
            <text:p>-0.9</text:p>
          </table:table-cell>
          <table:table-cell table:formula="of:=[.B8]-[.C8]" office:value-type="float" office:value="0.0999999999985448" calcext:value-type="float">
            <text:p>0.1</text:p>
          </table:table-cell>
          <table:table-cell/>
          <table:table-cell table:formula="of:=[.I7]+[.E8]" office:value-type="float" office:value="18004.2" calcext:value-type="float">
            <text:p>18004.2</text:p>
          </table:table-cell>
          <table:table-cell table:formula="of:=[.H8]+[.F8]" office:value-type="float" office:value="18004.3" calcext:value-type="float">
            <text:p>18004.3</text:p>
          </table:table-cell>
          <table:table-cell/>
          <table:table-cell table:formula="of:=[.H8]/[.I7]" office:value-type="float" office:value="0.999950014162654" calcext:value-type="float">
            <text:p>0.9999500142</text:p>
          </table:table-cell>
          <table:table-cell table:formula="of:=[.I8]/[.H8]" office:value-type="float" office:value="1.00000555425956" calcext:value-type="float">
            <text:p>1.0000055543</text:p>
          </table:table-cell>
          <table:table-cell table:formula="of:=[.K8]*[.L8]" office:value-type="float" office:value="0.999955568144581" calcext:value-type="float">
            <text:p>0.9999555681</text:p>
          </table:table-cell>
          <table:table-cell table:number-columns-repeated="4"/>
          <table:table-cell table:formula="of:=1+[.E8]/[.A8]" office:value-type="float" office:value="0.99994983864765" calcext:value-type="float">
            <text:p>0.9999498386</text:p>
          </table:table-cell>
          <table:table-cell table:formula="of:=1+[.F8]/[.B8]" office:value-type="float" office:value="1.00000557320404" calcext:value-type="float">
            <text:p>1.0000055732</text:p>
          </table:table-cell>
          <table:table-cell table:formula="of:=[.R8]*[.S8]" office:value-type="float" office:value="0.999955411572125" calcext:value-type="float">
            <text:p>0.9999554116</text:p>
          </table:table-cell>
          <table:table-cell/>
        </table:table-row>
        <table:table-row table:style-name="ro2">
          <table:table-cell office:value-type="float" office:value="17942.9" calcext:value-type="float">
            <text:p>17942.9</text:p>
          </table:table-cell>
          <table:table-cell office:value-type="float" office:value="17976.1" calcext:value-type="float">
            <text:p>17976.1</text:p>
          </table:table-cell>
          <table:table-cell office:value-type="float" office:value="17977.1" calcext:value-type="float">
            <text:p>17977.1</text:p>
          </table:table-cell>
          <table:table-cell/>
          <table:table-cell table:formula="of:=[.A9]-[.B9]" office:value-type="float" office:value="-33.1999999999971" calcext:value-type="float">
            <text:p>-33.2</text:p>
          </table:table-cell>
          <table:table-cell table:formula="of:=[.B9]-[.C9]" office:value-type="float" office:value="-1" calcext:value-type="float">
            <text:p>-1</text:p>
          </table:table-cell>
          <table:table-cell/>
          <table:table-cell table:formula="of:=[.I8]+[.E9]" office:value-type="float" office:value="17971.1" calcext:value-type="float">
            <text:p>17971.1</text:p>
          </table:table-cell>
          <table:table-cell table:formula="of:=[.H9]+[.F9]" office:value-type="float" office:value="17970.1" calcext:value-type="float">
            <text:p>17970.1</text:p>
          </table:table-cell>
          <table:table-cell/>
          <table:table-cell table:formula="of:=[.H9]/[.I8]" office:value-type="float" office:value="0.998155996067606" calcext:value-type="float">
            <text:p>0.9981559961</text:p>
          </table:table-cell>
          <table:table-cell table:formula="of:=[.I9]/[.H9]" office:value-type="float" office:value="0.999944355103472" calcext:value-type="float">
            <text:p>0.9999443551</text:p>
          </table:table-cell>
          <table:table-cell table:formula="of:=[.K9]*[.L9]" office:value-type="float" office:value="0.998100453780486" calcext:value-type="float">
            <text:p>0.9981004538</text:p>
          </table:table-cell>
          <table:table-cell table:number-columns-repeated="4"/>
          <table:table-cell table:formula="of:=1+[.E9]/[.A9]" office:value-type="float" office:value="0.998149685948203" calcext:value-type="float">
            <text:p>0.9981496859</text:p>
          </table:table-cell>
          <table:table-cell table:formula="of:=1+[.F9]/[.B9]" office:value-type="float" office:value="0.999944370580938" calcext:value-type="float">
            <text:p>0.9999443706</text:p>
          </table:table-cell>
          <table:table-cell table:formula="of:=[.R9]*[.S9]" office:value-type="float" office:value="0.998094159461036" calcext:value-type="float">
            <text:p>0.9980941595</text:p>
          </table:table-cell>
          <table:table-cell/>
        </table:table-row>
        <table:table-row table:style-name="ro2">
          <table:table-cell table:number-columns-repeated="21"/>
        </table:table-row>
        <table:table-row table:style-name="ro2">
          <table:table-cell table:formula="of:=([.A1]-[.C9])/[.A1]" office:value-type="float" office:value="-0.000194730048515601" calcext:value-type="float">
            <text:p>-0.00019473</text:p>
          </table:table-cell>
          <table:table-cell table:formula="of:=1-([.A1]-3.5)/[.A1]" office:value-type="float" office:value="0.000194730048515557" calcext:value-type="float">
            <text:p>0.00019473</text:p>
          </table:table-cell>
          <table:table-cell table:number-columns-repeated="2"/>
          <table:table-cell table:formula="of:=SUM([.E1:.F9])" office:value-type="float" office:value="-3.5" calcext:value-type="float">
            <text:p>-3.5</text:p>
          </table:table-cell>
          <table:table-cell table:number-columns-repeated="7"/>
          <table:table-cell table:formula="of:=PRODUCT([.M1:.M9])" office:value-type="float" office:value="0.999805269951484" calcext:value-type="float">
            <text:p>0.99980527</text:p>
          </table:table-cell>
          <table:table-cell table:number-columns-repeated="6"/>
          <table:table-cell table:formula="of:=PRODUCT([.T1:.T9])-1" office:value-type="float" office:value="-0.000221645904443846" calcext:value-type="float">
            <text:p>-0.0002216459</text:p>
          </table:table-cell>
          <table:table-cell/>
        </table:table-row>
        <table:table-row table:style-name="ro2">
          <table:table-cell table:number-columns-repeated="21"/>
        </table:table-row>
        <table:table-row table:style-name="ro2">
          <table:table-cell office:value-type="float" office:value="17973.6" calcext:value-type="float">
            <text:p>17973.6</text:p>
          </table:table-cell>
          <table:table-cell office:value-type="float" office:value="17963.9" calcext:value-type="float">
            <text:p>17963.9</text:p>
          </table:table-cell>
          <table:table-cell office:value-type="float" office:value="17964.1" calcext:value-type="float">
            <text:p>17964.1</text:p>
          </table:table-cell>
          <table:table-cell/>
          <table:table-cell table:formula="of:=-[.E1]" office:value-type="float" office:value="-9.69999999999709" calcext:value-type="float">
            <text:p>-9.7</text:p>
          </table:table-cell>
          <table:table-cell table:formula="of:=-[.F1]" office:value-type="float" office:value="0.19999999999709" calcext:value-type="float">
            <text:p>0.2</text:p>
          </table:table-cell>
          <table:table-cell/>
          <table:table-cell table:formula="of:=[.A13]+[.E13]" office:value-type="float" office:value="17963.9" calcext:value-type="float">
            <text:p>17963.9</text:p>
          </table:table-cell>
          <table:table-cell table:formula="of:=[.H13]+[.F13]" office:value-type="float" office:value="17964.1" calcext:value-type="float">
            <text:p>17964.1</text:p>
          </table:table-cell>
          <table:table-cell/>
          <table:table-cell table:formula="of:=[.H13]/[.A13]" office:value-type="float" office:value="0.999460319579828" calcext:value-type="float">
            <text:p>0.9994603196</text:p>
          </table:table-cell>
          <table:table-cell table:formula="of:=[.I13]/[.H13]" office:value-type="float" office:value="1.00001113343984" calcext:value-type="float">
            <text:p>1.0000111334</text:p>
          </table:table-cell>
          <table:table-cell table:formula="of:=[.K13]*[.L13]" office:value-type="float" office:value="0.999471447011172" calcext:value-type="float">
            <text:p>0.999471447</text:p>
          </table:table-cell>
          <table:table-cell table:number-columns-repeated="8"/>
        </table:table-row>
        <table:table-row table:style-name="ro2">
          <table:table-cell office:value-type="float" office:value="17964.1" calcext:value-type="float">
            <text:p>17964.1</text:p>
          </table:table-cell>
          <table:table-cell office:value-type="float" office:value="17957.1" calcext:value-type="float">
            <text:p>17957.1</text:p>
          </table:table-cell>
          <table:table-cell office:value-type="float" office:value="17958.2" calcext:value-type="float">
            <text:p>17958.2</text:p>
          </table:table-cell>
          <table:table-cell/>
          <table:table-cell table:formula="of:=-[.E2]" office:value-type="float" office:value="-7" calcext:value-type="float">
            <text:p>-7</text:p>
          </table:table-cell>
          <table:table-cell table:formula="of:=-[.F2]" office:value-type="float" office:value="1.10000000000218" calcext:value-type="float">
            <text:p>1.1</text:p>
          </table:table-cell>
          <table:table-cell/>
          <table:table-cell table:formula="of:=[.I13]+[.E14]" office:value-type="float" office:value="17957.1" calcext:value-type="float">
            <text:p>17957.1</text:p>
          </table:table-cell>
          <table:table-cell table:formula="of:=[.H14]+[.F14]" office:value-type="float" office:value="17958.2" calcext:value-type="float">
            <text:p>17958.2</text:p>
          </table:table-cell>
          <table:table-cell/>
          <table:table-cell table:formula="of:=[.H14]/[.I13]" office:value-type="float" office:value="0.99961033394381" calcext:value-type="float">
            <text:p>0.9996103339</text:p>
          </table:table-cell>
          <table:table-cell table:formula="of:=[.I14]/[.H14]" office:value-type="float" office:value="1.00006125710722" calcext:value-type="float">
            <text:p>1.0000612571</text:p>
          </table:table-cell>
          <table:table-cell table:formula="of:=[.K14]*[.L14]" office:value-type="float" office:value="0.999671567181212" calcext:value-type="float">
            <text:p>0.9996715672</text:p>
          </table:table-cell>
          <table:table-cell table:number-columns-repeated="8"/>
        </table:table-row>
        <table:table-row table:style-name="ro2">
          <table:table-cell office:value-type="float" office:value="17958.2" calcext:value-type="float">
            <text:p>17958.2</text:p>
          </table:table-cell>
          <table:table-cell office:value-type="float" office:value="17918.3" calcext:value-type="float">
            <text:p>17918.3</text:p>
          </table:table-cell>
          <table:table-cell office:value-type="float" office:value="17917.3" calcext:value-type="float">
            <text:p>17917.3</text:p>
          </table:table-cell>
          <table:table-cell/>
          <table:table-cell table:formula="of:=-[.E3]" office:value-type="float" office:value="-39.9000000000015" calcext:value-type="float">
            <text:p>-39.9</text:p>
          </table:table-cell>
          <table:table-cell table:formula="of:=-[.F3]" office:value-type="float" office:value="-1" calcext:value-type="float">
            <text:p>-1</text:p>
          </table:table-cell>
          <table:table-cell/>
          <table:table-cell table:formula="of:=[.I14]+[.E15]" office:value-type="float" office:value="17918.3" calcext:value-type="float">
            <text:p>17918.3</text:p>
          </table:table-cell>
          <table:table-cell table:formula="of:=[.H15]+[.F15]" office:value-type="float" office:value="17917.3" calcext:value-type="float">
            <text:p>17917.3</text:p>
          </table:table-cell>
          <table:table-cell/>
          <table:table-cell table:formula="of:=[.H15]/[.I14]" office:value-type="float" office:value="0.997778173759063" calcext:value-type="float">
            <text:p>0.9977781738</text:p>
          </table:table-cell>
          <table:table-cell table:formula="of:=[.I15]/[.H15]" office:value-type="float" office:value="0.999944191134204" calcext:value-type="float">
            <text:p>0.9999441911</text:p>
          </table:table-cell>
          <table:table-cell table:formula="of:=[.K15]*[.L15]" office:value-type="float" office:value="0.997722488890869" calcext:value-type="float">
            <text:p>0.9977224889</text:p>
          </table:table-cell>
          <table:table-cell table:number-columns-repeated="8"/>
        </table:table-row>
        <table:table-row table:style-name="ro2">
          <table:table-cell office:value-type="float" office:value="17917.3" calcext:value-type="float">
            <text:p>17917.3</text:p>
          </table:table-cell>
          <table:table-cell office:value-type="float" office:value="17868" calcext:value-type="float">
            <text:p>17868</text:p>
          </table:table-cell>
          <table:table-cell office:value-type="float" office:value="17866.9" calcext:value-type="float">
            <text:p>17866.9</text:p>
          </table:table-cell>
          <table:table-cell/>
          <table:table-cell table:formula="of:=-[.E4]" office:value-type="float" office:value="-49.2999999999993" calcext:value-type="float">
            <text:p>-49.3</text:p>
          </table:table-cell>
          <table:table-cell table:formula="of:=-[.F4]" office:value-type="float" office:value="-1.09999999999854" calcext:value-type="float">
            <text:p>-1.1</text:p>
          </table:table-cell>
          <table:table-cell/>
          <table:table-cell table:formula="of:=[.I15]+[.E16]" office:value-type="float" office:value="17868" calcext:value-type="float">
            <text:p>17868</text:p>
          </table:table-cell>
          <table:table-cell table:formula="of:=[.H16]+[.F16]" office:value-type="float" office:value="17866.9" calcext:value-type="float">
            <text:p>17866.9</text:p>
          </table:table-cell>
          <table:table-cell/>
          <table:table-cell table:formula="of:=[.H16]/[.I15]" office:value-type="float" office:value="0.997248469356432" calcext:value-type="float">
            <text:p>0.9972484694</text:p>
          </table:table-cell>
          <table:table-cell table:formula="of:=[.I16]/[.H16]" office:value-type="float" office:value="0.999938437430043" calcext:value-type="float">
            <text:p>0.9999384374</text:p>
          </table:table-cell>
          <table:table-cell table:formula="of:=[.K16]*[.L16]" office:value-type="float" office:value="0.997187076177772" calcext:value-type="float">
            <text:p>0.9971870762</text:p>
          </table:table-cell>
          <table:table-cell table:number-columns-repeated="8"/>
        </table:table-row>
        <table:table-row table:style-name="ro2">
          <table:table-cell office:value-type="float" office:value="17866.9" calcext:value-type="float">
            <text:p>17866.9</text:p>
          </table:table-cell>
          <table:table-cell office:value-type="float" office:value="17890.1" calcext:value-type="float">
            <text:p>17890.1</text:p>
          </table:table-cell>
          <table:table-cell office:value-type="float" office:value="17889.9" calcext:value-type="float">
            <text:p>17889.9</text:p>
          </table:table-cell>
          <table:table-cell/>
          <table:table-cell table:formula="of:=-[.E5]" office:value-type="float" office:value="23.1999999999971" calcext:value-type="float">
            <text:p>23.2</text:p>
          </table:table-cell>
          <table:table-cell table:formula="of:=-[.F5]" office:value-type="float" office:value="-0.19999999999709" calcext:value-type="float">
            <text:p>-0.2</text:p>
          </table:table-cell>
          <table:table-cell/>
          <table:table-cell table:formula="of:=[.I16]+[.E17]" office:value-type="float" office:value="17890.1" calcext:value-type="float">
            <text:p>17890.1</text:p>
          </table:table-cell>
          <table:table-cell table:formula="of:=[.H17]+[.F17]" office:value-type="float" office:value="17889.9" calcext:value-type="float">
            <text:p>17889.9</text:p>
          </table:table-cell>
          <table:table-cell/>
          <table:table-cell table:formula="of:=[.H17]/[.I16]" office:value-type="float" office:value="1.00129849050479" calcext:value-type="float">
            <text:p>1.0012984905</text:p>
          </table:table-cell>
          <table:table-cell table:formula="of:=[.I17]/[.H17]" office:value-type="float" office:value="0.999988820632641" calcext:value-type="float">
            <text:p>0.9999888206</text:p>
          </table:table-cell>
          <table:table-cell table:formula="of:=[.K17]*[.L17]" office:value-type="float" office:value="1.00128729662113" calcext:value-type="float">
            <text:p>1.0012872966</text:p>
          </table:table-cell>
          <table:table-cell/>
          <table:table-cell table:style-name="ce5" office:value-type="string" calcext:value-type="string">
            <text:p>THE SHORT SELL AND HOLD PHENOMEN.</text:p>
          </table:table-cell>
          <table:table-cell table:number-columns-repeated="6"/>
        </table:table-row>
        <table:table-row table:style-name="ro4">
          <table:table-cell office:value-type="float" office:value="17889.9" calcext:value-type="float">
            <text:p>17889.9</text:p>
          </table:table-cell>
          <table:table-cell office:value-type="float" office:value="17943.1" calcext:value-type="float">
            <text:p>17943.1</text:p>
          </table:table-cell>
          <table:table-cell office:value-type="float" office:value="17944.2" calcext:value-type="float">
            <text:p>17944.2</text:p>
          </table:table-cell>
          <table:table-cell/>
          <table:table-cell table:formula="of:=-[.E6]" office:value-type="float" office:value="53.1999999999971" calcext:value-type="float">
            <text:p>53.2</text:p>
          </table:table-cell>
          <table:table-cell table:formula="of:=-[.F6]" office:value-type="float" office:value="1.10000000000218" calcext:value-type="float">
            <text:p>1.1</text:p>
          </table:table-cell>
          <table:table-cell/>
          <table:table-cell table:formula="of:=[.I17]+[.E18]" office:value-type="float" office:value="17943.1" calcext:value-type="float">
            <text:p>17943.1</text:p>
          </table:table-cell>
          <table:table-cell table:formula="of:=[.H18]+[.F18]" office:value-type="float" office:value="17944.2" calcext:value-type="float">
            <text:p>17944.2</text:p>
          </table:table-cell>
          <table:table-cell/>
          <table:table-cell table:formula="of:=[.H18]/[.I17]" office:value-type="float" office:value="1.00297374496224" calcext:value-type="float">
            <text:p>1.002973745</text:p>
          </table:table-cell>
          <table:table-cell table:formula="of:=[.I18]/[.H18]" office:value-type="float" office:value="1.00006130490272" calcext:value-type="float">
            <text:p>1.0000613049</text:p>
          </table:table-cell>
          <table:table-cell table:formula="of:=[.K18]*[.L18]" office:value-type="float" office:value="1.00303523217011" calcext:value-type="float">
            <text:p>1.0030352322</text:p>
          </table:table-cell>
          <table:table-cell/>
          <table:table-cell table:style-name="ce6" office:value-type="string" calcext:value-type="string">
            <text:p>When shorting (and holding, i.e. no rebalancing), we observe that the price changes do not correspond to the expected return percentage</text:p>
          </table:table-cell>
          <table:table-cell table:number-columns-repeated="6"/>
        </table:table-row>
        <table:table-row table:style-name="ro2">
          <table:table-cell office:value-type="float" office:value="17944.2" calcext:value-type="float">
            <text:p>17944.2</text:p>
          </table:table-cell>
          <table:table-cell office:value-type="float" office:value="17941" calcext:value-type="float">
            <text:p>17941</text:p>
          </table:table-cell>
          <table:table-cell office:value-type="float" office:value="17942.1" calcext:value-type="float">
            <text:p>17942.1</text:p>
          </table:table-cell>
          <table:table-cell/>
          <table:table-cell table:formula="of:=-[.E7]" office:value-type="float" office:value="-3.20000000000073" calcext:value-type="float">
            <text:p>-3.2</text:p>
          </table:table-cell>
          <table:table-cell table:formula="of:=-[.F7]" office:value-type="float" office:value="1.09999999999854" calcext:value-type="float">
            <text:p>1.1</text:p>
          </table:table-cell>
          <table:table-cell/>
          <table:table-cell table:formula="of:=[.I18]+[.E19]" office:value-type="float" office:value="17941" calcext:value-type="float">
            <text:p>17941</text:p>
          </table:table-cell>
          <table:table-cell table:formula="of:=[.H19]+[.F19]" office:value-type="float" office:value="17942.1" calcext:value-type="float">
            <text:p>17942.1</text:p>
          </table:table-cell>
          <table:table-cell/>
          <table:table-cell table:formula="of:=[.H19]/[.I18]" office:value-type="float" office:value="0.999821669397354" calcext:value-type="float">
            <text:p>0.9998216694</text:p>
          </table:table-cell>
          <table:table-cell table:formula="of:=[.I19]/[.H19]" office:value-type="float" office:value="1.00006131207848" calcext:value-type="float">
            <text:p>1.0000613121</text:p>
          </table:table-cell>
          <table:table-cell table:formula="of:=[.K19]*[.L19]" office:value-type="float" office:value="0.999882970542013" calcext:value-type="float">
            <text:p>0.9998829705</text:p>
          </table:table-cell>
          <table:table-cell table:number-columns-repeated="8"/>
        </table:table-row>
        <table:table-row table:style-name="ro2">
          <table:table-cell office:value-type="float" office:value="17942.1" calcext:value-type="float">
            <text:p>17942.1</text:p>
          </table:table-cell>
          <table:table-cell office:value-type="float" office:value="17943" calcext:value-type="float">
            <text:p>17943</text:p>
          </table:table-cell>
          <table:table-cell office:value-type="float" office:value="17942.9" calcext:value-type="float">
            <text:p>17942.9</text:p>
          </table:table-cell>
          <table:table-cell/>
          <table:table-cell table:formula="of:=-[.E8]" office:value-type="float" office:value="0.900000000001455" calcext:value-type="float">
            <text:p>0.9</text:p>
          </table:table-cell>
          <table:table-cell table:formula="of:=-[.F8]" office:value-type="float" office:value="-0.0999999999985448" calcext:value-type="float">
            <text:p>-0.1</text:p>
          </table:table-cell>
          <table:table-cell/>
          <table:table-cell table:formula="of:=[.I19]+[.E20]" office:value-type="float" office:value="17943" calcext:value-type="float">
            <text:p>17943</text:p>
          </table:table-cell>
          <table:table-cell table:formula="of:=[.H20]+[.F20]" office:value-type="float" office:value="17942.9" calcext:value-type="float">
            <text:p>17942.9</text:p>
          </table:table-cell>
          <table:table-cell/>
          <table:table-cell table:formula="of:=[.H20]/[.I19]" office:value-type="float" office:value="1.00005016135235" calcext:value-type="float">
            <text:p>1.0000501614</text:p>
          </table:table-cell>
          <table:table-cell table:formula="of:=[.I20]/[.H20]" office:value-type="float" office:value="0.999994426795965" calcext:value-type="float">
            <text:p>0.9999944268</text:p>
          </table:table-cell>
          <table:table-cell table:formula="of:=[.K20]*[.L20]" office:value-type="float" office:value="1.00004458786876" calcext:value-type="float">
            <text:p>1.0000445879</text:p>
          </table:table-cell>
          <table:table-cell table:number-columns-repeated="8"/>
        </table:table-row>
        <table:table-row table:style-name="ro2">
          <table:table-cell office:value-type="float" office:value="17942.9" calcext:value-type="float">
            <text:p>17942.9</text:p>
          </table:table-cell>
          <table:table-cell office:value-type="float" office:value="17976.1" calcext:value-type="float">
            <text:p>17976.1</text:p>
          </table:table-cell>
          <table:table-cell office:value-type="float" office:value="17977.1" calcext:value-type="float">
            <text:p>17977.1</text:p>
          </table:table-cell>
          <table:table-cell/>
          <table:table-cell table:formula="of:=-[.E9]" office:value-type="float" office:value="33.1999999999971" calcext:value-type="float">
            <text:p>33.2</text:p>
          </table:table-cell>
          <table:table-cell table:formula="of:=-[.F9]" office:value-type="float" office:value="1" calcext:value-type="float">
            <text:p>1</text:p>
          </table:table-cell>
          <table:table-cell/>
          <table:table-cell table:formula="of:=[.I20]+[.E21]" office:value-type="float" office:value="17976.1" calcext:value-type="float">
            <text:p>17976.1</text:p>
          </table:table-cell>
          <table:table-cell table:formula="of:=[.H21]+[.F21]" office:value-type="float" office:value="17977.1" calcext:value-type="float">
            <text:p>17977.1</text:p>
          </table:table-cell>
          <table:table-cell/>
          <table:table-cell table:formula="of:=[.H21]/[.I20]" office:value-type="float" office:value="1.0018503140518" calcext:value-type="float">
            <text:p>1.0018503141</text:p>
          </table:table-cell>
          <table:table-cell table:formula="of:=[.I21]/[.H21]" office:value-type="float" office:value="1.00005562941906" calcext:value-type="float">
            <text:p>1.0000556294</text:p>
          </table:table-cell>
          <table:table-cell table:formula="of:=[.K21]*[.L21]" office:value-type="float" office:value="1.00190604640276" calcext:value-type="float">
            <text:p>1.0019060464</text:p>
          </table:table-cell>
          <table:table-cell table:number-columns-repeated="8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2"/>
          <table:table-cell table:formula="of:=1.2*0.9" office:value-type="float" office:value="1.08" calcext:value-type="float">
            <text:p>1.08</text:p>
          </table:table-cell>
          <table:table-cell table:number-columns-repeated="9"/>
          <table:table-cell table:formula="of:=PRODUCT([.M13:.M21])-1" office:value-type="float" office:value="0.000194730048515668" calcext:value-type="float">
            <text:p>0.00019473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0.8*1.1" office:value-type="float" office:value="0.88" calcext:value-type="float">
            <text:p>0.88</text:p>
          </table:table-cell>
          <table:table-cell table:number-columns-repeated="18"/>
        </table:table-row>
        <table:table-row table:style-name="ro2" table:number-rows-repeated="2">
          <table:table-cell table:number-columns-repeated="21"/>
        </table:table-row>
        <table:table-row table:style-name="ro2">
          <table:table-cell office:value-type="string" calcext:value-type="string">
            <text:p>- Due to compounding of returns. </text:p>
          </table:table-cell>
          <table:table-cell table:number-columns-repeated="4"/>
          <table:table-cell office:value-type="string" calcext:value-type="string">
            <text:p>- Return as a percentage of last price vs first price</text:p>
          </table:table-cell>
          <table:table-cell table:number-columns-repeated="4"/>
          <table:table-cell table:style-name="ce1" office:value-type="string" calcext:value-type="string">
            <text:p>- With Buy and Hold, you always hold 100% of the underlying, so no need to consider rebalancing. Buy and Hold = Buy and Rebalanc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Due to use of percent returns, i.e. 1.2 * .9 is not same as .8 * 1.1</text:p>
          </table:table-cell>
          <table:table-cell table:number-columns-repeated="4"/>
          <table:table-cell office:value-type="string" calcext:value-type="string">
            <text:p>- Percentage of last price indicates rebalancing occurred, i.e. not hold</text:p>
          </table:table-cell>
          <table:table-cell table:number-columns-repeated="4"/>
          <table:table-cell table:style-name="ce1" office:value-type="string" calcext:value-type="string">
            <text:p>- With Short Selling, you deviate from 100% of the underlying. Sometime you own &gt; 100% (and should rebalance, i.e. move winnings to cash down to 100%, to avoid over exposure), and sometimes &lt;100% (and should rebalance, i.e. borrow up to 100%, to avoid underexpose). Sell and Hold != Sell and Rebalance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Supposed to use log returns?</text:p>
          </table:table-cell>
          <table:table-cell table:number-columns-repeated="9"/>
          <table:table-cell table:style-name="ce3" office:value-type="string" calcext:value-type="string">
            <text:p>- Both of the above are only important if trading is occurring. Returns can still be used to calculate parameters (e.g. mean/var) for optimization, regardless of whether rebalancing is occurring.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- To do with Rebalancing</text:p>
          </table:table-cell>
          <table:table-cell table:number-columns-repeated="9"/>
          <table:table-cell table:style-name="ce3" office:value-type="string" calcext:value-type="string">
            <text:p>- A long-only portfolio is "self-funded", i.e. it does not required any borrowing (as the rebalance amount is always 0)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- Using price diff vs return.</text:p>
          </table:table-cell>
          <table:table-cell table:number-columns-repeated="9"/>
          <table:table-cell table:style-name="ce1" office:value-type="string" calcext:value-type="string">
            <text:p>- A portfolio involving shorting will (likely) involve negative balance, and therefore require borrowing in order to meet the rebalance requirements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Returns (stocks) vs points <text:span text:style-name="T2">(</text:span>spreads<text:span text:style-name="T2">)</text:span></text:p>
          </table:table-cell>
          <table:table-cell table:number-columns-repeated="9"/>
          <table:table-cell table:style-name="ce1" office:value-type="string" calcext:value-type="string">
            <text:p>- A chart showing only asset returns of a shorting strategy (without rebalancing) will be impacted by over/under exposure and will not represent "controlled" trading performance. Instead a chart showing portfolio of cash + asset, and rebalancing strategy, is required.</text:p>
          </table:table-cell>
          <table:table-cell table:number-columns-repeated="10"/>
        </table:table-row>
        <table:table-row table:style-name="ro2">
          <table:table-cell table:number-columns-repeated="10"/>
          <table:table-cell table:style-name="ce1" office:value-type="string" calcext:value-type="string">
            <text:p>- Should not consider price series but return series. Shorting is negative of these returns. To achieve the return, rebalancing is required.</text:p>
          </table:table-cell>
          <table:table-cell table:number-columns-repeated="10"/>
        </table:table-row>
        <table:table-row table:style-name="ro2" table:number-rows-repeated="2">
          <table:table-cell table:number-columns-repeated="10"/>
          <table:table-cell table:style-name="ce1"/>
          <table:table-cell table:number-columns-repeated="10"/>
        </table:table-row>
        <table:table-row table:style-name="ro2">
          <table:table-cell table:formula="of:=LOG([.A1])" office:value-type="float" office:value="4.25463507229811" calcext:value-type="float">
            <text:p>4.2546350723</text:p>
          </table:table-cell>
          <table:table-cell table:formula="of:=LOG([.B1])" office:value-type="float" office:value="4.25440062880166" calcext:value-type="float">
            <text:p>4.2544006288</text:p>
          </table:table-cell>
          <table:table-cell table:formula="of:=LOG([.C1])" office:value-type="float" office:value="4.25440546396623" calcext:value-type="float">
            <text:p>4.254405464</text:p>
          </table:table-cell>
          <table:table-cell/>
          <table:table-cell table:formula="of:=[.A36]-[.B36]" office:value-type="float" office:value="0.000234443496445635" calcext:value-type="float">
            <text:p>0.0002344435</text:p>
          </table:table-cell>
          <table:table-cell table:formula="of:=[.B36]-[.C36]" office:value-type="float" office:value="-0.00000483516457183697" calcext:value-type="float">
            <text:p>-4.83516457183697E-06</text:p>
          </table:table-cell>
          <table:table-cell table:number-columns-repeated="4"/>
          <table:table-cell table:formula="of:=SUM([.E36:.F36])" office:value-type="float" office:value="0.000229608331873798" calcext:value-type="float">
            <text:p>0.0002296083</text:p>
          </table:table-cell>
          <table:table-cell table:formula="of:=EXP([.K36])" office:value-type="float" office:value="1.00022963469388" calcext:value-type="float">
            <text:p>1.0002296347</text:p>
          </table:table-cell>
          <table:table-cell table:number-columns-repeated="9"/>
        </table:table-row>
        <table:table-row table:style-name="ro2">
          <table:table-cell table:formula="of:=LOG([.A2])" office:value-type="float" office:value="4.25440546396623" calcext:value-type="float">
            <text:p>4.254405464</text:p>
          </table:table-cell>
          <table:table-cell table:formula="of:=LOG([.B2])" office:value-type="float" office:value="4.25423620116812" calcext:value-type="float">
            <text:p>4.2542362012</text:p>
          </table:table-cell>
          <table:table-cell table:formula="of:=LOG([.C2])" office:value-type="float" office:value="4.25426280397697" calcext:value-type="float">
            <text:p>4.254262804</text:p>
          </table:table-cell>
          <table:table-cell/>
          <table:table-cell table:formula="of:=[.A37]-[.B37]" office:value-type="float" office:value="0.000169262798113579" calcext:value-type="float">
            <text:p>0.0001692628</text:p>
          </table:table-cell>
          <table:table-cell table:formula="of:=[.B37]-[.C37]" office:value-type="float" office:value="-0.0000266028088447001" calcext:value-type="float">
            <text:p>-2.66028088447001E-05</text:p>
          </table:table-cell>
          <table:table-cell table:number-columns-repeated="4"/>
          <table:table-cell table:formula="of:=SUM([.E37:.F37])" office:value-type="float" office:value="0.000142659989268878" calcext:value-type="float">
            <text:p>0.00014266</text:p>
          </table:table-cell>
          <table:table-cell table:formula="of:=EXP([.K37])" office:value-type="float" office:value="1.00014267016569" calcext:value-type="float">
            <text:p>1.0001426702</text:p>
          </table:table-cell>
          <table:table-cell table:number-columns-repeated="9"/>
        </table:table-row>
        <table:table-row table:style-name="ro2">
          <table:table-cell table:formula="of:=LOG([.A3])" office:value-type="float" office:value="4.25426280397697" calcext:value-type="float">
            <text:p>4.254262804</text:p>
          </table:table-cell>
          <table:table-cell table:formula="of:=LOG([.B3])" office:value-type="float" office:value="4.25329680356041" calcext:value-type="float">
            <text:p>4.2532968036</text:p>
          </table:table-cell>
          <table:table-cell table:formula="of:=LOG([.C3])" office:value-type="float" office:value="4.25327256540159" calcext:value-type="float">
            <text:p>4.2532725654</text:p>
          </table:table-cell>
          <table:table-cell/>
          <table:table-cell table:formula="of:=[.A38]-[.B38]" office:value-type="float" office:value="0.000966000416556589" calcext:value-type="float">
            <text:p>0.0009660004</text:p>
          </table:table-cell>
          <table:table-cell table:formula="of:=[.B38]-[.C38]" office:value-type="float" office:value="0.0000242381588142493" calcext:value-type="float">
            <text:p>2.42381588142493E-05</text:p>
          </table:table-cell>
          <table:table-cell table:number-columns-repeated="4"/>
          <table:table-cell table:formula="of:=SUM([.E38:.F38])" office:value-type="float" office:value="0.000990238575370839" calcext:value-type="float">
            <text:p>0.0009902386</text:p>
          </table:table-cell>
          <table:table-cell table:formula="of:=EXP([.K38])" office:value-type="float" office:value="1.00099072902346" calcext:value-type="float">
            <text:p>1.000990729</text:p>
          </table:table-cell>
          <table:table-cell table:number-columns-repeated="9"/>
        </table:table-row>
        <table:table-row table:style-name="ro2">
          <table:table-cell table:formula="of:=LOG([.A4])" office:value-type="float" office:value="4.25327256540159" calcext:value-type="float">
            <text:p>4.2532725654</text:p>
          </table:table-cell>
          <table:table-cell table:formula="of:=LOG([.B4])" office:value-type="float" office:value="4.2520759437998" calcext:value-type="float">
            <text:p>4.2520759438</text:p>
          </table:table-cell>
          <table:table-cell table:formula="of:=LOG([.C4])" office:value-type="float" office:value="4.25204920669237" calcext:value-type="float">
            <text:p>4.2520492067</text:p>
          </table:table-cell>
          <table:table-cell/>
          <table:table-cell table:formula="of:=[.A39]-[.B39]" office:value-type="float" office:value="0.00119662160179335" calcext:value-type="float">
            <text:p>0.0011966216</text:p>
          </table:table-cell>
          <table:table-cell table:formula="of:=[.B39]-[.C39]" office:value-type="float" office:value="0.0000267371074356149" calcext:value-type="float">
            <text:p>2.67371074356149E-05</text:p>
          </table:table-cell>
          <table:table-cell table:number-columns-repeated="4"/>
          <table:table-cell table:formula="of:=SUM([.E39:.F39])" office:value-type="float" office:value="0.00122335870922896" calcext:value-type="float">
            <text:p>0.0012233587</text:p>
          </table:table-cell>
          <table:table-cell table:formula="of:=EXP([.K39])" office:value-type="float" office:value="1.00122410731774" calcext:value-type="float">
            <text:p>1.0012241073</text:p>
          </table:table-cell>
          <table:table-cell table:number-columns-repeated="9"/>
        </table:table-row>
        <table:table-row table:style-name="ro2">
          <table:table-cell table:formula="of:=LOG([.A5])" office:value-type="float" office:value="4.25204920669237" calcext:value-type="float">
            <text:p>4.2520492067</text:p>
          </table:table-cell>
          <table:table-cell table:formula="of:=LOG([.B5])" office:value-type="float" office:value="4.25261276814294" calcext:value-type="float">
            <text:p>4.2526127681</text:p>
          </table:table-cell>
          <table:table-cell table:formula="of:=LOG([.C5])" office:value-type="float" office:value="4.25260791297824" calcext:value-type="float">
            <text:p>4.252607913</text:p>
          </table:table-cell>
          <table:table-cell/>
          <table:table-cell table:formula="of:=[.A40]-[.B40]" office:value-type="float" office:value="-0.000563561450570127" calcext:value-type="float">
            <text:p>-0.0005635615</text:p>
          </table:table-cell>
          <table:table-cell table:formula="of:=[.B40]-[.C40]" office:value-type="float" office:value="0.00000485516469428404" calcext:value-type="float">
            <text:p>4.85516469428404E-06</text:p>
          </table:table-cell>
          <table:table-cell table:number-columns-repeated="4"/>
          <table:table-cell table:formula="of:=SUM([.E40:.F40])" office:value-type="float" office:value="-0.000558706285875843" calcext:value-type="float">
            <text:p>-0.0005587063</text:p>
          </table:table-cell>
          <table:table-cell table:formula="of:=EXP([.K40])" office:value-type="float" office:value="0.999441449761418" calcext:value-type="float">
            <text:p>0.9994414498</text:p>
          </table:table-cell>
          <table:table-cell table:number-columns-repeated="9"/>
        </table:table-row>
        <table:table-row table:style-name="ro2">
          <table:table-cell table:formula="of:=LOG([.A6])" office:value-type="float" office:value="4.25260791297824" calcext:value-type="float">
            <text:p>4.252607913</text:p>
          </table:table-cell>
          <table:table-cell table:formula="of:=LOG([.B6])" office:value-type="float" office:value="4.25389747753678" calcext:value-type="float">
            <text:p>4.2538974775</text:p>
          </table:table-cell>
          <table:table-cell table:formula="of:=LOG([.C6])" office:value-type="float" office:value="4.25392410110168" calcext:value-type="float">
            <text:p>4.2539241011</text:p>
          </table:table-cell>
          <table:table-cell/>
          <table:table-cell table:formula="of:=[.A41]-[.B41]" office:value-type="float" office:value="-0.0012895645585429" calcext:value-type="float">
            <text:p>-0.0012895646</text:p>
          </table:table-cell>
          <table:table-cell table:formula="of:=[.B41]-[.C41]" office:value-type="float" office:value="-0.0000266235648958002" calcext:value-type="float">
            <text:p>-2.66235648958002E-05</text:p>
          </table:table-cell>
          <table:table-cell table:number-columns-repeated="4"/>
          <table:table-cell table:formula="of:=SUM([.E41:.F41])" office:value-type="float" office:value="-0.0013161881234387" calcext:value-type="float">
            <text:p>-0.0013161881</text:p>
          </table:table-cell>
          <table:table-cell table:formula="of:=EXP([.K41])" office:value-type="float" office:value="0.998684677672258" calcext:value-type="float">
            <text:p>0.9986846777</text:p>
          </table:table-cell>
          <table:table-cell table:number-columns-repeated="9"/>
        </table:table-row>
        <table:table-row table:style-name="ro2">
          <table:table-cell table:formula="of:=LOG([.A7])" office:value-type="float" office:value="4.25392410110168" calcext:value-type="float">
            <text:p>4.2539241011</text:p>
          </table:table-cell>
          <table:table-cell table:formula="of:=LOG([.B7])" office:value-type="float" office:value="4.2538466461985" calcext:value-type="float">
            <text:p>4.2538466462</text:p>
          </table:table-cell>
          <table:table-cell table:formula="of:=LOG([.C7])" office:value-type="float" office:value="4.2538732728796" calcext:value-type="float">
            <text:p>4.2538732729</text:p>
          </table:table-cell>
          <table:table-cell/>
          <table:table-cell table:formula="of:=[.A42]-[.B42]" office:value-type="float" office:value="0.0000774549031783422" calcext:value-type="float">
            <text:p>7.74549031783422E-05</text:p>
          </table:table-cell>
          <table:table-cell table:formula="of:=[.B42]-[.C42]" office:value-type="float" office:value="-0.0000266266810964311" calcext:value-type="float">
            <text:p>-2.66266810964311E-05</text:p>
          </table:table-cell>
          <table:table-cell table:number-columns-repeated="4"/>
          <table:table-cell table:formula="of:=SUM([.E42:.F42])" office:value-type="float" office:value="0.0000508282220819112" calcext:value-type="float">
            <text:p>5.08282220819112E-05</text:p>
          </table:table-cell>
          <table:table-cell table:formula="of:=EXP([.K42])" office:value-type="float" office:value="1.00005082951386" calcext:value-type="float">
            <text:p>1.0000508295</text:p>
          </table:table-cell>
          <table:table-cell table:number-columns-repeated="9"/>
        </table:table-row>
        <table:table-row table:style-name="ro2">
          <table:table-cell table:formula="of:=LOG([.A8])" office:value-type="float" office:value="4.2538732728796" calcext:value-type="float">
            <text:p>4.2538732729</text:p>
          </table:table-cell>
          <table:table-cell table:formula="of:=LOG([.B8])" office:value-type="float" office:value="4.25389505713177" calcext:value-type="float">
            <text:p>4.2538950571</text:p>
          </table:table-cell>
          <table:table-cell table:formula="of:=LOG([.C8])" office:value-type="float" office:value="4.25389263671327" calcext:value-type="float">
            <text:p>4.2538926367</text:p>
          </table:table-cell>
          <table:table-cell/>
          <table:table-cell table:formula="of:=[.A43]-[.B43]" office:value-type="float" office:value="-0.0000217842521719191" calcext:value-type="float">
            <text:p>-2.17842521719191E-05</text:p>
          </table:table-cell>
          <table:table-cell table:formula="of:=[.B43]-[.C43]" office:value-type="float" office:value="0.00000242041850384567" calcext:value-type="float">
            <text:p>2.42041850384567E-06</text:p>
          </table:table-cell>
          <table:table-cell table:number-columns-repeated="4"/>
          <table:table-cell table:formula="of:=SUM([.E43:.F43])" office:value-type="float" office:value="-0.0000193638336680735" calcext:value-type="float">
            <text:p>-1.93638336680735E-05</text:p>
          </table:table-cell>
          <table:table-cell table:formula="of:=EXP([.K43])" office:value-type="float" office:value="0.99998063635381" calcext:value-type="float">
            <text:p>0.9999806364</text:p>
          </table:table-cell>
          <table:table-cell table:number-columns-repeated="9"/>
        </table:table-row>
        <table:table-row table:style-name="ro2">
          <table:table-cell table:formula="of:=LOG([.A9])" office:value-type="float" office:value="4.25389263671327" calcext:value-type="float">
            <text:p>4.2538926367</text:p>
          </table:table-cell>
          <table:table-cell table:formula="of:=LOG([.B9])" office:value-type="float" office:value="4.25469547537277" calcext:value-type="float">
            <text:p>4.2546954754</text:p>
          </table:table-cell>
          <table:table-cell table:formula="of:=LOG([.C9])" office:value-type="float" office:value="4.25471963425053" calcext:value-type="float">
            <text:p>4.2547196343</text:p>
          </table:table-cell>
          <table:table-cell/>
          <table:table-cell table:formula="of:=[.A44]-[.B44]" office:value-type="float" office:value="-0.000802838659499372" calcext:value-type="float">
            <text:p>-0.0008028387</text:p>
          </table:table-cell>
          <table:table-cell table:formula="of:=[.B44]-[.C44]" office:value-type="float" office:value="-0.00002415887776408" calcext:value-type="float">
            <text:p>-2.415887776408E-05</text:p>
          </table:table-cell>
          <table:table-cell table:number-columns-repeated="4"/>
          <table:table-cell table:formula="of:=SUM([.E44:.F44])" office:value-type="float" office:value="-0.000826997537263452" calcext:value-type="float">
            <text:p>-0.0008269975</text:p>
          </table:table-cell>
          <table:table-cell table:formula="of:=EXP([.K44])" office:value-type="float" office:value="0.999173344330952" calcext:value-type="float">
            <text:p>0.9991733443</text:p>
          </table:table-cell>
          <table:table-cell table:number-columns-repeated="9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10"/>
          <table:table-cell table:formula="of:=SUM([.K36:.K44])" office:value-type="float" office:value="-0.0000845619524216801" calcext:value-type="float">
            <text:p>-0.000084562</text:p>
          </table:table-cell>
          <table:table-cell table:formula="of:=EXP([.K46])" office:value-type="float" office:value="0.999915441622839" calcext:value-type="float">
            <text:p>0.9999154416</text:p>
          </table:table-cell>
          <table:table-cell table:number-columns-repeated="9"/>
        </table:table-row>
        <table:table-row table:style-name="ro2" table:number-rows-repeated="3">
          <table:table-cell table:number-columns-repeated="21"/>
        </table:table-row>
        <table:table-row table:style-name="ro2">
          <table:table-cell table:number-columns-repeated="2"/>
          <table:table-cell office:value-type="string" calcext:value-type="string">
            <text:p>Price</text:p>
          </table:table-cell>
          <table:table-cell office:value-type="float" office:value="100" calcext:value-type="float">
            <text:p>100</text:p>
          </table:table-cell>
          <table:table-cell table:formula="of:=[.D50]*[.E53]" office:value-type="float" office:value="80" calcext:value-type="float">
            <text:p>80</text:p>
          </table:table-cell>
          <table:table-cell table:formula="of:=[.E50]*[.F53]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Buy Owned Units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[.E51]*[.F53]" office:value-type="float" office:value="1" calcext:value-type="float">
            <text:p>1</text:p>
          </table:table-cell>
          <table:table-cell table:formula="of:=[.F51]*[.G53]" office:value-type="float" office:value="0.8" calcext:value-type="float">
            <text:p>0.8</text:p>
          </table:table-cell>
          <table:table-cell table:formula="of:=[.G51]*[.H53]"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Sell Owned Units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E56]*[.F54]" office:value-type="float" office:value="0.6" calcext:value-type="float">
            <text:p>0.6</text:p>
          </table:table-cell>
          <table:table-cell table:formula="of:=[.F52]*[.G54]" office:value-type="float" office:value="0.72" calcext:value-type="float">
            <text:p>0.72</text:p>
          </table:table-cell>
          <table:table-cell table:formula="of:=[.G52]*[.H54]" office:value-type="float" office:value="0.54" calcext:value-type="float">
            <text:p>0.54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Buy Return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.25" calcext:value-type="float">
            <text:p>1.25</text:p>
          </table:table-cell>
          <table:table-cell office:value-type="float" office:value="0.8" calcext:value-type="float">
            <text:p>0.8</text:p>
          </table:table-cell>
          <table:table-cell office:value-type="float" office:value="1.25" calcext:value-type="float">
            <text:p>1.25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Short Return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75" calcext:value-type="float">
            <text:p>0.75</text:p>
          </table:table-cell>
          <table:table-cell office:value-type="float" office:value="1.2" calcext:value-type="float">
            <text:p>1.2</text:p>
          </table:table-cell>
          <table:table-cell office:value-type="float" office:value="0.75" calcext:value-type="float">
            <text:p>0.75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Cash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Units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</table:table>
      <table:table table:name="Sheet2" table:style-name="ta1">
        <table:shapes>
          <draw:frame draw:z-index="0" draw:style-name="gr1" draw:text-style-name="P1" svg:width="160.04mm" svg:height="90.05mm" svg:x="113.86mm" svg:y="248.87mm">
            <loext:p draw:notify-on-update-of-ranges="Sheet2.F32:Sheet2.F39 Sheet2.L32:Sheet2.L39 Sheet2.E8:Sheet2.E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row table:style-name="ro2" table:number-rows-repeated="5">
          <table:table-cell table:number-columns-repeated="19"/>
        </table:table-row>
        <table:table-row table:style-name="ro2">
          <table:table-cell/>
          <table:table-cell office:value-type="string" calcext:value-type="string">
            <text:p>Asset Value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Asset Difference</text:p>
          </table:table-cell>
          <table:table-cell office:value-type="string" calcext:value-type="string">
            <text:p>Cum. Ret</text:p>
          </table:table-cell>
          <table:table-cell table:number-columns-repeated="2"/>
          <table:table-cell office:value-type="string" calcext:value-type="string">
            <text:p>Asset Return</text:p>
          </table:table-cell>
          <table:table-cell/>
          <table:table-cell office:value-type="string" calcext:value-type="string">
            <text:p>B&amp;H Derivative</text:p>
          </table:table-cell>
          <table:table-cell office:value-type="string" calcext:value-type="string">
            <text:p>Assets Held</text:p>
          </table:table-cell>
          <table:table-cell/>
          <table:table-cell office:value-type="string" calcext:value-type="string">
            <text:p>Asset Return (or B&amp;H return?)</text:p>
          </table:table-cell>
          <table:table-cell office:value-type="string" calcext:value-type="string">
            <text:p>SS Deriviative</text:p>
          </table:table-cell>
          <table:table-cell office:value-type="string" calcext:value-type="string">
            <text:p>Assets Held</text:p>
          </table:table-cell>
          <table:table-cell office:value-type="string" calcext:value-type="string">
            <text:p>SS Return</text:p>
          </table:table-cell>
          <table:table-cell table:number-columns-repeated="3"/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2" office:value-type="percentage" office:value="0" calcext:value-type="percentage">
            <text:p>0.00%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formula="of:=[.J8]/[.B8]" office:value-type="float" office:value="0.01" calcext:value-type="float">
            <text:p>0.01</text:p>
          </table:table-cell>
          <table:table-cell/>
          <table:table-cell table:style-name="ce12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N8]/[.B8]" office:value-type="float" office:value="0.01" calcext:value-type="float">
            <text:p>0.01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12"/>
          <table:table-cell table:formula="of:=LN([.J8])" office:value-type="float" office:value="0" calcext:value-type="float">
            <text:p>0</text:p>
          </table:table-cell>
          <table:table-cell table:formula="of:=LN([.N8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-0.2" calcext:value-type="float">
            <text:p>-0.2</text:p>
          </table:table-cell>
          <table:table-cell table:formula="of:=[.B8]*(1+[.$A$9])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B9]-[.B8]" office:value-type="float" office:value="-20" calcext:value-type="float">
            <text:p>-20</text:p>
          </table:table-cell>
          <table:table-cell table:formula="of:=[.E8]*[.B9]/[.B8]" office:value-type="float" office:value="0.8" calcext:value-type="float">
            <text:p>0.8</text:p>
          </table:table-cell>
          <table:table-cell table:number-columns-repeated="2"/>
          <table:table-cell table:style-name="ce12" table:formula="of:=[.B9]/[.B8]-1" office:value-type="percentage" office:value="-0.2" calcext:value-type="percentage">
            <text:p>-20.00%</text:p>
          </table:table-cell>
          <table:table-cell table:style-name="ce12" table:formula="of:=1+[.H9]" office:value-type="percentage" office:value="0.8" calcext:value-type="percentage">
            <text:p>80.00%</text:p>
          </table:table-cell>
          <table:table-cell table:formula="of:=[.J8]*(1+[.H9])" office:value-type="float" office:value="0.8" calcext:value-type="float">
            <text:p>0.8</text:p>
          </table:table-cell>
          <table:table-cell table:formula="of:=[.J9]/[.B9]" office:value-type="float" office:value="0.01" calcext:value-type="float">
            <text:p>0.01</text:p>
          </table:table-cell>
          <table:table-cell/>
          <table:table-cell table:style-name="ce12" table:formula="of:=[.J9]/[.J8]-1" office:value-type="percentage" office:value="-0.2" calcext:value-type="percentage">
            <text:p>-20.00%</text:p>
          </table:table-cell>
          <table:table-cell table:formula="of:=[.N8]*(1-[.H9])" office:value-type="float" office:value="1.2" calcext:value-type="float">
            <text:p>1.2</text:p>
          </table:table-cell>
          <table:table-cell table:formula="of:=[.N9]/[.B9]" office:value-type="float" office:value="0.015" calcext:value-type="float">
            <text:p>0.015</text:p>
          </table:table-cell>
          <table:table-cell table:style-name="ce12" table:formula="of:=[.N9]/[.N8]-1" office:value-type="percentage" office:value="0.2" calcext:value-type="percentage">
            <text:p>20.00%</text:p>
          </table:table-cell>
          <table:table-cell table:style-name="ce12" table:formula="of:=1+[.P9]" office:value-type="percentage" office:value="1.2" calcext:value-type="percentage">
            <text:p>120.00%</text:p>
          </table:table-cell>
          <table:table-cell table:formula="of:=LN([.J9])" office:value-type="float" office:value="-0.22314355131421" calcext:value-type="float">
            <text:p>-0.2231435513</text:p>
          </table:table-cell>
          <table:table-cell table:formula="of:=LN([.N9])" office:value-type="float" office:value="0.182321556793955" calcext:value-type="float">
            <text:p>0.1823215568</text:p>
          </table:table-cell>
        </table:table-row>
        <table:table-row table:style-name="ro2">
          <table:table-cell office:value-type="float" office:value="-0.2" calcext:value-type="float">
            <text:p>-0.2</text:p>
          </table:table-cell>
          <table:table-cell table:formula="of:=[.B9]*(1+[.$A$9])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B10]-[.B9]" office:value-type="float" office:value="-16" calcext:value-type="float">
            <text:p>-16</text:p>
          </table:table-cell>
          <table:table-cell table:formula="of:=[.E9]*[.B10]/[.B9]" office:value-type="float" office:value="0.64" calcext:value-type="float">
            <text:p>0.64</text:p>
          </table:table-cell>
          <table:table-cell table:number-columns-repeated="2"/>
          <table:table-cell table:style-name="ce12" table:formula="of:=[.B10]/[.B9]-1" office:value-type="percentage" office:value="-0.2" calcext:value-type="percentage">
            <text:p>-20.00%</text:p>
          </table:table-cell>
          <table:table-cell table:style-name="ce12" table:formula="of:=1+[.H10]" office:value-type="percentage" office:value="0.8" calcext:value-type="percentage">
            <text:p>80.00%</text:p>
          </table:table-cell>
          <table:table-cell table:formula="of:=[.J9]*(1+[.H10])" office:value-type="float" office:value="0.64" calcext:value-type="float">
            <text:p>0.64</text:p>
          </table:table-cell>
          <table:table-cell table:formula="of:=[.J10]/[.B10]" office:value-type="float" office:value="0.01" calcext:value-type="float">
            <text:p>0.01</text:p>
          </table:table-cell>
          <table:table-cell/>
          <table:table-cell table:style-name="ce12" table:formula="of:=[.J10]/[.J9]-1" office:value-type="percentage" office:value="-0.2" calcext:value-type="percentage">
            <text:p>-20.00%</text:p>
          </table:table-cell>
          <table:table-cell table:formula="of:=[.N9]*(1-[.H10])" office:value-type="float" office:value="1.44" calcext:value-type="float">
            <text:p>1.44</text:p>
          </table:table-cell>
          <table:table-cell table:formula="of:=[.N10]/[.B10]" office:value-type="float" office:value="0.0225" calcext:value-type="float">
            <text:p>0.0225</text:p>
          </table:table-cell>
          <table:table-cell table:style-name="ce12" table:formula="of:=[.N10]/[.N9]-1" office:value-type="percentage" office:value="0.2" calcext:value-type="percentage">
            <text:p>20.00%</text:p>
          </table:table-cell>
          <table:table-cell table:style-name="ce12" table:formula="of:=1+[.P10]" office:value-type="percentage" office:value="1.2" calcext:value-type="percentage">
            <text:p>120.00%</text:p>
          </table:table-cell>
          <table:table-cell table:formula="of:=LN([.J10])" office:value-type="float" office:value="-0.446287102628419" calcext:value-type="float">
            <text:p>-0.4462871026</text:p>
          </table:table-cell>
          <table:table-cell table:formula="of:=LN([.N10])" office:value-type="float" office:value="0.364643113587909" calcext:value-type="float">
            <text:p>0.3646431136</text:p>
          </table:table-cell>
        </table:table-row>
        <table:table-row table:style-name="ro2">
          <table:table-cell/>
          <table:table-cell table:formula="of:=[.B10]*(1+[.$A$9])" office:value-type="float" office:value="51.2" calcext:value-type="float">
            <text:p>51.2</text:p>
          </table:table-cell>
          <table:table-cell office:value-type="float" office:value="1" calcext:value-type="float">
            <text:p>1</text:p>
          </table:table-cell>
          <table:table-cell table:formula="of:=[.B11]-[.B10]" office:value-type="float" office:value="-12.8" calcext:value-type="float">
            <text:p>-12.8</text:p>
          </table:table-cell>
          <table:table-cell table:formula="of:=[.E10]*[.B11]/[.B10]" office:value-type="float" office:value="0.512" calcext:value-type="float">
            <text:p>0.512</text:p>
          </table:table-cell>
          <table:table-cell table:number-columns-repeated="2"/>
          <table:table-cell table:style-name="ce12" table:formula="of:=[.B11]/[.B10]-1" office:value-type="percentage" office:value="-0.2" calcext:value-type="percentage">
            <text:p>-20.00%</text:p>
          </table:table-cell>
          <table:table-cell table:style-name="ce12" table:formula="of:=1+[.H11]" office:value-type="percentage" office:value="0.8" calcext:value-type="percentage">
            <text:p>80.00%</text:p>
          </table:table-cell>
          <table:table-cell table:formula="of:=[.J10]*(1+[.H11])" office:value-type="float" office:value="0.512" calcext:value-type="float">
            <text:p>0.512</text:p>
          </table:table-cell>
          <table:table-cell table:formula="of:=[.J11]/[.B11]" office:value-type="float" office:value="0.01" calcext:value-type="float">
            <text:p>0.01</text:p>
          </table:table-cell>
          <table:table-cell/>
          <table:table-cell table:style-name="ce12" table:formula="of:=[.J11]/[.J10]-1" office:value-type="percentage" office:value="-0.2" calcext:value-type="percentage">
            <text:p>-20.00%</text:p>
          </table:table-cell>
          <table:table-cell table:formula="of:=[.N10]*(1-[.H11])" office:value-type="float" office:value="1.728" calcext:value-type="float">
            <text:p>1.728</text:p>
          </table:table-cell>
          <table:table-cell table:formula="of:=[.N11]/[.B11]" office:value-type="float" office:value="0.03375" calcext:value-type="float">
            <text:p>0.03375</text:p>
          </table:table-cell>
          <table:table-cell table:style-name="ce12" table:formula="of:=[.N11]/[.N10]-1" office:value-type="percentage" office:value="0.2" calcext:value-type="percentage">
            <text:p>20.00%</text:p>
          </table:table-cell>
          <table:table-cell table:style-name="ce12" table:formula="of:=1+[.P11]" office:value-type="percentage" office:value="1.2" calcext:value-type="percentage">
            <text:p>120.00%</text:p>
          </table:table-cell>
          <table:table-cell table:formula="of:=LN([.J11])" office:value-type="float" office:value="-0.669430653942629" calcext:value-type="float">
            <text:p>-0.6694306539</text:p>
          </table:table-cell>
          <table:table-cell table:formula="of:=LN([.N11])" office:value-type="float" office:value="0.546964670381864" calcext:value-type="float">
            <text:p>0.5469646704</text:p>
          </table:table-cell>
        </table:table-row>
        <table:table-row table:style-name="ro2">
          <table:table-cell/>
          <table:table-cell table:formula="of:=[.B11]*(1+[.$A$9])" office:value-type="float" office:value="40.96" calcext:value-type="float">
            <text:p>40.96</text:p>
          </table:table-cell>
          <table:table-cell office:value-type="float" office:value="1" calcext:value-type="float">
            <text:p>1</text:p>
          </table:table-cell>
          <table:table-cell table:formula="of:=[.B12]-[.B11]" office:value-type="float" office:value="-10.24" calcext:value-type="float">
            <text:p>-10.24</text:p>
          </table:table-cell>
          <table:table-cell table:formula="of:=[.E11]*[.B12]/[.B11]" office:value-type="float" office:value="0.4096" calcext:value-type="float">
            <text:p>0.4096</text:p>
          </table:table-cell>
          <table:table-cell table:number-columns-repeated="2"/>
          <table:table-cell table:style-name="ce12" table:formula="of:=[.B12]/[.B11]-1" office:value-type="percentage" office:value="-0.2" calcext:value-type="percentage">
            <text:p>-20.00%</text:p>
          </table:table-cell>
          <table:table-cell table:style-name="ce12" table:formula="of:=1+[.H12]" office:value-type="percentage" office:value="0.8" calcext:value-type="percentage">
            <text:p>80.00%</text:p>
          </table:table-cell>
          <table:table-cell table:formula="of:=[.J11]*(1+[.H12])" office:value-type="float" office:value="0.4096" calcext:value-type="float">
            <text:p>0.4096</text:p>
          </table:table-cell>
          <table:table-cell table:formula="of:=[.J12]/[.B12]" office:value-type="float" office:value="0.01" calcext:value-type="float">
            <text:p>0.01</text:p>
          </table:table-cell>
          <table:table-cell/>
          <table:table-cell table:style-name="ce12" table:formula="of:=[.J12]/[.J11]-1" office:value-type="percentage" office:value="-0.2" calcext:value-type="percentage">
            <text:p>-20.00%</text:p>
          </table:table-cell>
          <table:table-cell table:formula="of:=[.N11]*(1-[.H12])" office:value-type="float" office:value="2.0736" calcext:value-type="float">
            <text:p>2.0736</text:p>
          </table:table-cell>
          <table:table-cell table:formula="of:=[.N12]/[.B12]" office:value-type="float" office:value="0.050625" calcext:value-type="float">
            <text:p>0.050625</text:p>
          </table:table-cell>
          <table:table-cell table:style-name="ce12" table:formula="of:=[.N12]/[.N11]-1" office:value-type="percentage" office:value="0.2" calcext:value-type="percentage">
            <text:p>20.00%</text:p>
          </table:table-cell>
          <table:table-cell table:style-name="ce12" table:formula="of:=1+[.P12]" office:value-type="percentage" office:value="1.2" calcext:value-type="percentage">
            <text:p>120.00%</text:p>
          </table:table-cell>
          <table:table-cell table:formula="of:=LN([.J12])" office:value-type="float" office:value="-0.892574205256839" calcext:value-type="float">
            <text:p>-0.8925742053</text:p>
          </table:table-cell>
          <table:table-cell table:formula="of:=LN([.N12])" office:value-type="float" office:value="0.729286227175818" calcext:value-type="float">
            <text:p>0.7292862272</text:p>
          </table:table-cell>
        </table:table-row>
        <table:table-row table:style-name="ro2">
          <table:table-cell/>
          <table:table-cell table:formula="of:=[.B12]*(1+[.$A$9])" office:value-type="float" office:value="32.768" calcext:value-type="float">
            <text:p>32.768</text:p>
          </table:table-cell>
          <table:table-cell office:value-type="float" office:value="1" calcext:value-type="float">
            <text:p>1</text:p>
          </table:table-cell>
          <table:table-cell table:formula="of:=[.B13]-[.B12]" office:value-type="float" office:value="-8.192" calcext:value-type="float">
            <text:p>-8.192</text:p>
          </table:table-cell>
          <table:table-cell table:formula="of:=[.E12]*[.B13]/[.B12]" office:value-type="float" office:value="0.32768" calcext:value-type="float">
            <text:p>0.32768</text:p>
          </table:table-cell>
          <table:table-cell table:number-columns-repeated="2"/>
          <table:table-cell table:style-name="ce12" table:formula="of:=[.B13]/[.B12]-1" office:value-type="percentage" office:value="-0.2" calcext:value-type="percentage">
            <text:p>-20.00%</text:p>
          </table:table-cell>
          <table:table-cell table:style-name="ce12" table:formula="of:=1+[.H13]" office:value-type="percentage" office:value="0.8" calcext:value-type="percentage">
            <text:p>80.00%</text:p>
          </table:table-cell>
          <table:table-cell table:formula="of:=[.J12]*(1+[.H13])" office:value-type="float" office:value="0.32768" calcext:value-type="float">
            <text:p>0.32768</text:p>
          </table:table-cell>
          <table:table-cell table:formula="of:=[.J13]/[.B13]" office:value-type="float" office:value="0.01" calcext:value-type="float">
            <text:p>0.01</text:p>
          </table:table-cell>
          <table:table-cell/>
          <table:table-cell table:style-name="ce12" table:formula="of:=[.J13]/[.J12]-1" office:value-type="percentage" office:value="-0.2" calcext:value-type="percentage">
            <text:p>-20.00%</text:p>
          </table:table-cell>
          <table:table-cell table:formula="of:=[.N12]*(1-[.H13])" office:value-type="float" office:value="2.48832" calcext:value-type="float">
            <text:p>2.48832</text:p>
          </table:table-cell>
          <table:table-cell table:formula="of:=[.N13]/[.B13]" office:value-type="float" office:value="0.0759375" calcext:value-type="float">
            <text:p>0.0759375</text:p>
          </table:table-cell>
          <table:table-cell table:style-name="ce12" table:formula="of:=[.N13]/[.N12]-1" office:value-type="percentage" office:value="0.2" calcext:value-type="percentage">
            <text:p>20.00%</text:p>
          </table:table-cell>
          <table:table-cell table:style-name="ce12" table:formula="of:=1+[.P13]" office:value-type="percentage" office:value="1.2" calcext:value-type="percentage">
            <text:p>120.00%</text:p>
          </table:table-cell>
          <table:table-cell table:formula="of:=LN([.J13])" office:value-type="float" office:value="-1.11571775657105" calcext:value-type="float">
            <text:p>-1.1157177566</text:p>
          </table:table-cell>
          <table:table-cell table:formula="of:=LN([.N13])" office:value-type="float" office:value="0.911607783969773" calcext:value-type="float">
            <text:p>0.911607784</text:p>
          </table:table-cell>
        </table:table-row>
        <table:table-row table:style-name="ro2">
          <table:table-cell/>
          <table:table-cell table:formula="of:=[.B13]*(1+[.$A$9])" office:value-type="float" office:value="26.2144" calcext:value-type="float">
            <text:p>26.2144</text:p>
          </table:table-cell>
          <table:table-cell office:value-type="float" office:value="1" calcext:value-type="float">
            <text:p>1</text:p>
          </table:table-cell>
          <table:table-cell table:formula="of:=[.B14]-[.B13]" office:value-type="float" office:value="-6.5536" calcext:value-type="float">
            <text:p>-6.5536</text:p>
          </table:table-cell>
          <table:table-cell table:formula="of:=[.E13]*[.B14]/[.B13]" office:value-type="float" office:value="0.262144" calcext:value-type="float">
            <text:p>0.262144</text:p>
          </table:table-cell>
          <table:table-cell table:number-columns-repeated="2"/>
          <table:table-cell table:style-name="ce12" table:formula="of:=[.B14]/[.B13]-1" office:value-type="percentage" office:value="-0.2" calcext:value-type="percentage">
            <text:p>-20.00%</text:p>
          </table:table-cell>
          <table:table-cell table:style-name="ce12" table:formula="of:=1+[.H14]" office:value-type="percentage" office:value="0.8" calcext:value-type="percentage">
            <text:p>80.00%</text:p>
          </table:table-cell>
          <table:table-cell table:formula="of:=[.J13]*(1+[.H14])" office:value-type="float" office:value="0.262144" calcext:value-type="float">
            <text:p>0.262144</text:p>
          </table:table-cell>
          <table:table-cell table:formula="of:=[.J14]/[.B14]" office:value-type="float" office:value="0.01" calcext:value-type="float">
            <text:p>0.01</text:p>
          </table:table-cell>
          <table:table-cell/>
          <table:table-cell table:style-name="ce12" table:formula="of:=[.J14]/[.J13]-1" office:value-type="percentage" office:value="-0.2" calcext:value-type="percentage">
            <text:p>-20.00%</text:p>
          </table:table-cell>
          <table:table-cell table:formula="of:=[.N13]*(1-[.H14])" office:value-type="float" office:value="2.985984" calcext:value-type="float">
            <text:p>2.985984</text:p>
          </table:table-cell>
          <table:table-cell table:formula="of:=[.N14]/[.B14]" office:value-type="float" office:value="0.11390625" calcext:value-type="float">
            <text:p>0.11390625</text:p>
          </table:table-cell>
          <table:table-cell table:style-name="ce12" table:formula="of:=[.N14]/[.N13]-1" office:value-type="percentage" office:value="0.2" calcext:value-type="percentage">
            <text:p>20.00%</text:p>
          </table:table-cell>
          <table:table-cell table:style-name="ce12" table:formula="of:=1+[.P14]" office:value-type="percentage" office:value="1.2" calcext:value-type="percentage">
            <text:p>120.00%</text:p>
          </table:table-cell>
          <table:table-cell table:formula="of:=LN([.J14])" office:value-type="float" office:value="-1.33886130788526" calcext:value-type="float">
            <text:p>-1.3388613079</text:p>
          </table:table-cell>
          <table:table-cell table:formula="of:=LN([.N14])" office:value-type="float" office:value="1.09392934076373" calcext:value-type="float">
            <text:p>1.0939293408</text:p>
          </table:table-cell>
        </table:table-row>
        <table:table-row table:style-name="ro2">
          <table:table-cell/>
          <table:table-cell table:formula="of:=[.B14]*(1+[.$A$9])" office:value-type="float" office:value="20.97152" calcext:value-type="float">
            <text:p>20.97152</text:p>
          </table:table-cell>
          <table:table-cell office:value-type="float" office:value="1" calcext:value-type="float">
            <text:p>1</text:p>
          </table:table-cell>
          <table:table-cell table:formula="of:=[.B15]-[.B14]" office:value-type="float" office:value="-5.24288" calcext:value-type="float">
            <text:p>-5.24288</text:p>
          </table:table-cell>
          <table:table-cell table:formula="of:=[.E14]*[.B15]/[.B14]" office:value-type="float" office:value="0.2097152" calcext:value-type="float">
            <text:p>0.2097152</text:p>
          </table:table-cell>
          <table:table-cell table:number-columns-repeated="2"/>
          <table:table-cell table:style-name="ce12" table:formula="of:=[.B15]/[.B14]-1" office:value-type="percentage" office:value="-0.2" calcext:value-type="percentage">
            <text:p>-20.00%</text:p>
          </table:table-cell>
          <table:table-cell table:style-name="ce12" table:formula="of:=1+[.H15]" office:value-type="percentage" office:value="0.8" calcext:value-type="percentage">
            <text:p>80.00%</text:p>
          </table:table-cell>
          <table:table-cell table:formula="of:=[.J14]*(1+[.H15])" office:value-type="float" office:value="0.2097152" calcext:value-type="float">
            <text:p>0.2097152</text:p>
          </table:table-cell>
          <table:table-cell table:formula="of:=[.J15]/[.B15]" office:value-type="float" office:value="0.01" calcext:value-type="float">
            <text:p>0.01</text:p>
          </table:table-cell>
          <table:table-cell/>
          <table:table-cell table:style-name="ce12" table:formula="of:=[.J15]/[.J14]-1" office:value-type="percentage" office:value="-0.2" calcext:value-type="percentage">
            <text:p>-20.00%</text:p>
          </table:table-cell>
          <table:table-cell table:formula="of:=[.N14]*(1-[.H15])" office:value-type="float" office:value="3.5831808" calcext:value-type="float">
            <text:p>3.5831808</text:p>
          </table:table-cell>
          <table:table-cell table:formula="of:=[.N15]/[.B15]" office:value-type="float" office:value="0.170859375" calcext:value-type="float">
            <text:p>0.170859375</text:p>
          </table:table-cell>
          <table:table-cell table:style-name="ce12" table:formula="of:=[.N15]/[.N14]-1" office:value-type="percentage" office:value="0.2" calcext:value-type="percentage">
            <text:p>20.00%</text:p>
          </table:table-cell>
          <table:table-cell table:style-name="ce12" table:formula="of:=1+[.P15]" office:value-type="percentage" office:value="1.2" calcext:value-type="percentage">
            <text:p>120.00%</text:p>
          </table:table-cell>
          <table:table-cell table:formula="of:=LN([.J15])" office:value-type="float" office:value="-1.56200485919947" calcext:value-type="float">
            <text:p>-1.5620048592</text:p>
          </table:table-cell>
          <table:table-cell table:formula="of:=LN([.N15])" office:value-type="float" office:value="1.27625089755768" calcext:value-type="float">
            <text:p>1.2762508976</text:p>
          </table:table-cell>
        </table:table-row>
        <table:table-row table:style-name="ro2">
          <table:table-cell/>
          <table:table-cell table:formula="of:=[.B15]*(1+[.$A$9])" office:value-type="float" office:value="16.777216" calcext:value-type="float">
            <text:p>16.777216</text:p>
          </table:table-cell>
          <table:table-cell office:value-type="float" office:value="1" calcext:value-type="float">
            <text:p>1</text:p>
          </table:table-cell>
          <table:table-cell table:formula="of:=[.B16]-[.B15]" office:value-type="float" office:value="-4.194304" calcext:value-type="float">
            <text:p>-4.194304</text:p>
          </table:table-cell>
          <table:table-cell table:formula="of:=[.E15]*[.B16]/[.B15]" office:value-type="float" office:value="0.16777216" calcext:value-type="float">
            <text:p>0.16777216</text:p>
          </table:table-cell>
          <table:table-cell table:number-columns-repeated="2"/>
          <table:table-cell table:style-name="ce12" table:formula="of:=[.B16]/[.B15]-1" office:value-type="percentage" office:value="-0.2" calcext:value-type="percentage">
            <text:p>-20.00%</text:p>
          </table:table-cell>
          <table:table-cell table:style-name="ce12" table:formula="of:=1+[.H16]" office:value-type="percentage" office:value="0.8" calcext:value-type="percentage">
            <text:p>80.00%</text:p>
          </table:table-cell>
          <table:table-cell table:formula="of:=[.J15]*(1+[.H16])" office:value-type="float" office:value="0.16777216" calcext:value-type="float">
            <text:p>0.16777216</text:p>
          </table:table-cell>
          <table:table-cell table:formula="of:=[.J16]/[.B16]" office:value-type="float" office:value="0.01" calcext:value-type="float">
            <text:p>0.01</text:p>
          </table:table-cell>
          <table:table-cell/>
          <table:table-cell table:style-name="ce12" table:formula="of:=[.J16]/[.J15]-1" office:value-type="percentage" office:value="-0.2" calcext:value-type="percentage">
            <text:p>-20.00%</text:p>
          </table:table-cell>
          <table:table-cell table:formula="of:=[.N15]*(1-[.H16])" office:value-type="float" office:value="4.29981696" calcext:value-type="float">
            <text:p>4.29981696</text:p>
          </table:table-cell>
          <table:table-cell table:formula="of:=[.N16]/[.B16]" office:value-type="float" office:value="0.2562890625" calcext:value-type="float">
            <text:p>0.2562890625</text:p>
          </table:table-cell>
          <table:table-cell table:style-name="ce12" table:formula="of:=[.N16]/[.N15]-1" office:value-type="percentage" office:value="0.2" calcext:value-type="percentage">
            <text:p>20.00%</text:p>
          </table:table-cell>
          <table:table-cell table:style-name="ce12" table:formula="of:=1+[.P16]" office:value-type="percentage" office:value="1.2" calcext:value-type="percentage">
            <text:p>120.00%</text:p>
          </table:table-cell>
          <table:table-cell table:formula="of:=LN([.J16])" office:value-type="float" office:value="-1.78514841051368" calcext:value-type="float">
            <text:p>-1.7851484105</text:p>
          </table:table-cell>
          <table:table-cell table:formula="of:=LN([.N16])" office:value-type="float" office:value="1.45857245435164" calcext:value-type="float">
            <text:p>1.4585724544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 table:number-columns-repeated="7"/>
          <table:table-cell table:style-name="ce12" office:value-type="string" calcext:value-type="string">
            <text:p>Mean</text:p>
          </table:table-cell>
          <table:table-cell table:style-name="ce12" table:formula="of:=AVERAGE([.I9:.I16])-1" office:value-type="percentage" office:value="-0.2" calcext:value-type="percentage">
            <text:p>-20.00%</text:p>
          </table:table-cell>
          <table:table-cell table:number-columns-repeated="6"/>
          <table:table-cell table:style-name="ce12"/>
          <table:table-cell table:style-name="ce12" table:formula="of:=AVERAGE([.Q9:.Q16])-1" office:value-type="percentage" office:value="0.2" calcext:value-type="percentage">
            <text:p>20.00%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string" calcext:value-type="string">
            <text:p>Var</text:p>
          </table:table-cell>
          <table:table-cell table:formula="of:=VAR([.I9:.I16])" office:value-type="float" office:value="0" calcext:value-type="float">
            <text:p>0</text:p>
          </table:table-cell>
          <table:table-cell table:number-columns-repeated="7"/>
          <table:table-cell table:formula="of:=VAR([.Q9:.Q1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string" calcext:value-type="string">
            <text:p>GeoMean</text:p>
          </table:table-cell>
          <table:table-cell table:style-name="ce12" table:formula="of:=GEOMEAN([.I9:.I16])-1" office:value-type="percentage" office:value="-0.2" calcext:value-type="percentage">
            <text:p>-20.00%</text:p>
          </table:table-cell>
          <table:table-cell table:number-columns-repeated="7"/>
          <table:table-cell table:style-name="ce12" table:formula="of:=GEOMEAN([.Q9:.Q16])-1" office:value-type="percentage" office:value="0.2" calcext:value-type="percentage">
            <text:p>20.00%</text:p>
          </table:table-cell>
          <table:table-cell table:number-columns-repeated="2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table:number-columns-repeated="5"/>
          <table:table-cell table:style-name="ce12" table:formula="of:=[.F22]*(1+[.E32])" office:value-type="percentage" office:value="0.8" calcext:value-type="percentage">
            <text:p>80.00%</text:p>
          </table:table-cell>
          <table:table-cell table:number-columns-repeated="13"/>
        </table:table-row>
        <table:table-row table:style-name="ro2">
          <table:table-cell table:number-columns-repeated="5"/>
          <table:table-cell table:style-name="ce12" table:formula="of:=[.F23]*(1+[.E33])" office:value-type="percentage" office:value="0.8" calcext:value-type="percentage">
            <text:p>80.00%</text:p>
          </table:table-cell>
          <table:table-cell table:number-columns-repeated="13"/>
        </table:table-row>
        <table:table-row table:style-name="ro2">
          <table:table-cell table:number-columns-repeated="5"/>
          <table:table-cell table:style-name="ce12" table:formula="of:=[.F24]*(1+[.E34])" office:value-type="percentage" office:value="0.64" calcext:value-type="percentage">
            <text:p>64.00%</text:p>
          </table:table-cell>
          <table:table-cell table:number-columns-repeated="13"/>
        </table:table-row>
        <table:table-row table:style-name="ro2">
          <table:table-cell table:number-columns-repeated="5"/>
          <table:table-cell table:style-name="ce12" table:formula="of:=[.F25]*(1+[.E35])" office:value-type="percentage" office:value="0.64" calcext:value-type="percentage">
            <text:p>64.00%</text:p>
          </table:table-cell>
          <table:table-cell table:number-columns-repeated="13"/>
        </table:table-row>
        <table:table-row table:style-name="ro2">
          <table:table-cell table:number-columns-repeated="5"/>
          <table:table-cell table:style-name="ce12" table:formula="of:=[.F26]*(1+[.E36])" office:value-type="percentage" office:value="0.512" calcext:value-type="percentage">
            <text:p>51.20%</text:p>
          </table:table-cell>
          <table:table-cell table:number-columns-repeated="13"/>
        </table:table-row>
        <table:table-row table:style-name="ro2">
          <table:table-cell table:number-columns-repeated="5"/>
          <table:table-cell table:style-name="ce12" table:formula="of:=[.F27]*(1+[.E37])" office:value-type="percentage" office:value="0.512" calcext:value-type="percentage">
            <text:p>51.20%</text:p>
          </table:table-cell>
          <table:table-cell table:number-columns-repeated="13"/>
        </table:table-row>
        <table:table-row table:style-name="ro2">
          <table:table-cell table:number-columns-repeated="5"/>
          <table:table-cell table:style-name="ce12" table:formula="of:=[.F28]*(1+[.E38])" office:value-type="percentage" office:value="0.4096" calcext:value-type="percentage">
            <text:p>40.96%</text:p>
          </table:table-cell>
          <table:table-cell table:number-columns-repeated="13"/>
        </table:table-row>
        <table:table-row table:style-name="ro2">
          <table:table-cell table:number-columns-repeated="6"/>
          <table:table-cell office:value-type="string" calcext:value-type="string">
            <text:p>nx1</text:p>
          </table:table-cell>
          <table:table-cell office:value-type="string" calcext:value-type="string">
            <text:p>mxn</text:p>
          </table:table-cell>
          <table:table-cell office:value-type="string" calcext:value-type="string">
            <text:p>axn</text:p>
          </table:table-cell>
          <table:table-cell/>
          <table:table-cell office:value-type="string" calcext:value-type="string">
            <text:p>mxn</text:p>
          </table:table-cell>
          <table:table-cell table:number-columns-repeated="8"/>
        </table:table-row>
        <table:table-row table:style-name="ro2">
          <table:table-cell table:style-name="ce7" office:value-type="string" calcext:value-type="string">
            <text:p>Deriv Value (D)</text:p>
          </table:table-cell>
          <table:table-cell table:style-name="ce10" office:value-type="string" calcext:value-type="string">
            <office:annotation draw:style-name="gr2" draw:text-style-name="P3" svg:width="28.99mm" svg:height="9.91mm" svg:x="61.35mm" svg:y="120.46mm" draw:caption-point-x="-6.1mm" draw:caption-point-y="15.1mm">
              <dc:date>2017-12-28T00:00:00</dc:date>
              <text:p text:style-name="P2"><text:span text:style-name="T1">Asset Quantity Owned</text:span></text:p>
            </office:annotation>
            <text:p>Allocation (P)</text:p>
          </table:table-cell>
          <table:table-cell table:style-name="ce10" office:value-type="string" calcext:value-type="string">
            <text:p>Deriv. Diff.</text:p>
          </table:table-cell>
          <table:table-cell table:style-name="ce10" office:value-type="string" calcext:value-type="string">
            <text:p>Signal (S)</text:p>
          </table:table-cell>
          <table:table-cell table:style-name="ce13" office:value-type="string" calcext:value-type="string">
            <text:p>Deriv. Ret. ( R )</text:p>
          </table:table-cell>
          <table:table-cell table:style-name="ce15" office:value-type="string" calcext:value-type="string">
            <text:p>Cum. Ret</text:p>
          </table:table-cell>
          <table:table-cell table:style-name="ce18" office:value-type="string" calcext:value-type="string">
            <text:p>Potfolio Value</text:p>
          </table:table-cell>
          <table:table-cell table:style-name="ce22" office:value-type="string" calcext:value-type="string">
            <text:p>Deriv. Allocation (P)</text:p>
          </table:table-cell>
          <table:table-cell table:style-name="ce23" office:value-type="string" calcext:value-type="string">
            <office:annotation draw:style-name="gr3" draw:text-style-name="P3" svg:width="28.99mm" svg:height="21.76mm" svg:x="291.39mm" svg:y="120.46mm" draw:caption-point-x="-6.1mm" draw:caption-point-y="15.1mm">
              <dc:date>2018-03-12T00:00:00</dc:date>
              <text:p text:style-name="P2"><text:span text:style-name="T1">Dependent on Deriv. Allocation as the Weights will divert it from the Deriv,</text:span></text:p>
            </office:annotation>
            <text:p>Underlying Alloc (pip)</text:p>
          </table:table-cell>
          <table:table-cell table:style-name="ce24" office:value-type="string" calcext:value-type="string">
            <text:p>Weight</text:p>
          </table:table-cell>
          <table:table-cell table:style-name="ce25" office:value-type="string" calcext:value-type="string">
            <text:p>Portfolio Return</text:p>
          </table:table-cell>
          <table:table-cell table:style-name="ce18" office:value-type="string" calcext:value-type="string">
            <text:p>Cum. Ret</text:p>
          </table:table-cell>
          <table:table-cell table:style-name="ce26" office:value-type="string" calcext:value-type="string">
            <text:p>Trade</text:p>
          </table:table-cell>
          <table:table-cell table:number-columns-repeated="6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formula="of:=[.D32]*[.A32]/[.$B8]" office:value-type="float" office:value="0.01" calcext:value-type="float">
            <text:p>0.01</text:p>
          </table:table-cell>
          <table:table-cell table:formula="of:=[.B32]*([.B9]-[.B8])"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table:style-name="ce12" table:formula="of:=([.A33]-[.A32])/[.A32]" office:value-type="percentage" office:value="-0.2" calcext:value-type="percentage">
            <text:p>-20.00%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00" calcext:value-type="float">
            <text:p>1000</text:p>
          </table:table-cell>
          <table:table-cell table:style-name="ce8" table:formula="of:=[.J32]*[.G32]/[.A32]" office:value-type="float" office:value="-1000" calcext:value-type="float">
            <text:p>-1000</text:p>
          </table:table-cell>
          <table:table-cell table:formula="of:=[.H32]*[.B32]"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table:style-name="ce12" table:formula="of:=([.G33]-[.G32])/[.G32]" office:value-type="percentage" office:value="0.2" calcext:value-type="percentage">
            <text:p>20.00%</text:p>
          </table:table-cell>
          <table:table-cell table:style-name="ce16" office:value-type="float" office:value="1" calcext:value-type="float">
            <text:p>1</text:p>
          </table:table-cell>
          <table:table-cell table:style-name="ce20" table:formula="of:=[.I32]" office:value-type="float" office:value="-10" calcext:value-type="float">
            <text:p>-10</text:p>
          </table:table-cell>
          <table:table-cell table:number-columns-repeated="6"/>
        </table:table-row>
        <table:table-row table:style-name="ro2">
          <table:table-cell table:style-name="ce8" table:formula="of:=[.A32]+([.B32]*([.B9]-[.B8]))" office:value-type="float" office:value="0.8" calcext:value-type="float">
            <text:p>0.8</text:p>
          </table:table-cell>
          <table:table-cell table:formula="of:=[.D33]*[.A33]/[.$B9]" office:value-type="float" office:value="0" calcext:value-type="float">
            <text:p>0</text:p>
          </table:table-cell>
          <table:table-cell table:formula="of:=[.B33]*[.D10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2" table:formula="of:=([.A34]-[.A33])/[.A33]" office:value-type="percentage" office:value="0" calcext:value-type="percentage">
            <text:p>0.00%</text:p>
          </table:table-cell>
          <table:table-cell table:style-name="ce16" table:formula="of:=[.F32]*[.A33]/[.A32]" office:value-type="float" office:value="0.8" calcext:value-type="float">
            <text:p>0.8</text:p>
          </table:table-cell>
          <table:table-cell table:style-name="ce16" table:formula="of:=[.G32]+([.H32]*([.A33]-[.A32]))" office:value-type="float" office:value="1200" calcext:value-type="float">
            <text:p>1200</text:p>
          </table:table-cell>
          <table:table-cell table:style-name="ce8" table:formula="of:=[.J33]*[.G33]/[.A33]" office:value-type="float" office:value="-1500" calcext:value-type="float">
            <text:p>-1500</text:p>
          </table:table-cell>
          <table:table-cell table:formula="of:=[.H33]*[.B33]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2" table:formula="of:=([.G34]-[.G33])/[.G33]" office:value-type="percentage" office:value="0" calcext:value-type="percentage">
            <text:p>0.00%</text:p>
          </table:table-cell>
          <table:table-cell table:style-name="ce16" table:formula="of:=[.L32]*[.G33]/[.G32]" office:value-type="float" office:value="1.2" calcext:value-type="float">
            <text:p>1.2</text:p>
          </table:table-cell>
          <table:table-cell table:style-name="ce20" table:formula="of:=[.I33]-[.I32]"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style-name="ce8" table:formula="of:=[.A33]+([.B33]*([.B10]-[.B9]))" office:value-type="float" office:value="0.8" calcext:value-type="float">
            <text:p>0.8</text:p>
          </table:table-cell>
          <table:table-cell table:formula="of:=[.D34]*[.A34]/[.$B10]" office:value-type="float" office:value="0.0125" calcext:value-type="float">
            <text:p>0.0125</text:p>
          </table:table-cell>
          <table:table-cell table:formula="of:=[.B34]*[.D11]" office:value-type="float" office:value="-0.16" calcext:value-type="float">
            <text:p>-0.16</text:p>
          </table:table-cell>
          <table:table-cell office:value-type="float" office:value="1" calcext:value-type="float">
            <text:p>1</text:p>
          </table:table-cell>
          <table:table-cell table:style-name="ce12" table:formula="of:=([.A35]-[.A34])/[.A34]" office:value-type="percentage" office:value="-0.2" calcext:value-type="percentage">
            <text:p>-20.00%</text:p>
          </table:table-cell>
          <table:table-cell table:style-name="ce16" table:formula="of:=[.F33]*[.A34]/[.A33]" office:value-type="float" office:value="0.8" calcext:value-type="float">
            <text:p>0.8</text:p>
          </table:table-cell>
          <table:table-cell table:style-name="ce16" table:formula="of:=[.G33]+([.H33]*([.A34]-[.A33]))" office:value-type="float" office:value="1200" calcext:value-type="float">
            <text:p>1200</text:p>
          </table:table-cell>
          <table:table-cell table:style-name="ce8" table:formula="of:=[.J34]*[.G34]/[.A34]" office:value-type="float" office:value="-1500" calcext:value-type="float">
            <text:p>-1500</text:p>
          </table:table-cell>
          <table:table-cell table:formula="of:=[.H34]*[.B34]" office:value-type="float" office:value="-18.75" calcext:value-type="float">
            <text:p>-18.75</text:p>
          </table:table-cell>
          <table:table-cell office:value-type="float" office:value="-1" calcext:value-type="float">
            <text:p>-1</text:p>
          </table:table-cell>
          <table:table-cell table:style-name="ce12" table:formula="of:=([.G35]-[.G34])/[.G34]" office:value-type="percentage" office:value="0.2" calcext:value-type="percentage">
            <text:p>20.00%</text:p>
          </table:table-cell>
          <table:table-cell table:style-name="ce16" table:formula="of:=[.L33]*[.G34]/[.G33]" office:value-type="float" office:value="1.2" calcext:value-type="float">
            <text:p>1.2</text:p>
          </table:table-cell>
          <table:table-cell table:style-name="ce20" table:formula="of:=[.I34]-[.I33]" office:value-type="float" office:value="-18.75" calcext:value-type="float">
            <text:p>-18.75</text:p>
          </table:table-cell>
          <table:table-cell table:number-columns-repeated="6"/>
        </table:table-row>
        <table:table-row table:style-name="ro2">
          <table:table-cell table:style-name="ce8" table:formula="of:=[.A34]+([.B34]*([.B11]-[.B10]))" office:value-type="float" office:value="0.64" calcext:value-type="float">
            <text:p>0.64</text:p>
          </table:table-cell>
          <table:table-cell table:formula="of:=[.D35]*[.A35]/[.$B11]" office:value-type="float" office:value="0" calcext:value-type="float">
            <text:p>0</text:p>
          </table:table-cell>
          <table:table-cell table:formula="of:=[.B35]*[.D12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2" table:formula="of:=([.A36]-[.A35])/[.A35]" office:value-type="percentage" office:value="0" calcext:value-type="percentage">
            <text:p>0.00%</text:p>
          </table:table-cell>
          <table:table-cell table:style-name="ce16" table:formula="of:=[.F34]*[.A35]/[.A34]" office:value-type="float" office:value="0.64" calcext:value-type="float">
            <text:p>0.64</text:p>
          </table:table-cell>
          <table:table-cell table:style-name="ce16" table:formula="of:=[.G34]+([.H34]*([.A35]-[.A34]))" office:value-type="float" office:value="1440" calcext:value-type="float">
            <text:p>1440</text:p>
          </table:table-cell>
          <table:table-cell table:style-name="ce8" table:formula="of:=[.J35]*[.G35]/[.A35]" office:value-type="float" office:value="-2250" calcext:value-type="float">
            <text:p>-2250</text:p>
          </table:table-cell>
          <table:table-cell table:formula="of:=[.H35]*[.B35]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2" table:formula="of:=([.G36]-[.G35])/[.G35]" office:value-type="percentage" office:value="0" calcext:value-type="percentage">
            <text:p>0.00%</text:p>
          </table:table-cell>
          <table:table-cell table:style-name="ce16" table:formula="of:=[.L34]*[.G35]/[.G34]" office:value-type="float" office:value="1.44" calcext:value-type="float">
            <text:p>1.44</text:p>
          </table:table-cell>
          <table:table-cell table:style-name="ce20" table:formula="of:=[.I35]-[.I34]" office:value-type="float" office:value="18.75" calcext:value-type="float">
            <text:p>18.75</text:p>
          </table:table-cell>
          <table:table-cell table:number-columns-repeated="6"/>
        </table:table-row>
        <table:table-row table:style-name="ro2">
          <table:table-cell table:style-name="ce8" table:formula="of:=[.A35]+([.B35]*([.B12]-[.B11]))" office:value-type="float" office:value="0.64" calcext:value-type="float">
            <text:p>0.64</text:p>
          </table:table-cell>
          <table:table-cell table:formula="of:=[.D36]*[.A36]/[.$B12]" office:value-type="float" office:value="0.015625" calcext:value-type="float">
            <text:p>0.015625</text:p>
          </table:table-cell>
          <table:table-cell table:formula="of:=[.B36]*[.D13]" office:value-type="float" office:value="-0.128" calcext:value-type="float">
            <text:p>-0.128</text:p>
          </table:table-cell>
          <table:table-cell office:value-type="float" office:value="1" calcext:value-type="float">
            <text:p>1</text:p>
          </table:table-cell>
          <table:table-cell table:style-name="ce12" table:formula="of:=([.A37]-[.A36])/[.A36]" office:value-type="percentage" office:value="-0.2" calcext:value-type="percentage">
            <text:p>-20.00%</text:p>
          </table:table-cell>
          <table:table-cell table:style-name="ce16" table:formula="of:=[.F35]*[.A36]/[.A35]" office:value-type="float" office:value="0.64" calcext:value-type="float">
            <text:p>0.64</text:p>
          </table:table-cell>
          <table:table-cell table:style-name="ce16" table:formula="of:=[.G35]+([.H35]*([.A36]-[.A35]))" office:value-type="float" office:value="1440" calcext:value-type="float">
            <text:p>1440</text:p>
          </table:table-cell>
          <table:table-cell table:style-name="ce8" table:formula="of:=[.J36]*[.G36]/[.A36]" office:value-type="float" office:value="-2250" calcext:value-type="float">
            <text:p>-2250</text:p>
          </table:table-cell>
          <table:table-cell table:formula="of:=[.H36]*[.B36]" office:value-type="float" office:value="-35.15625" calcext:value-type="float">
            <text:p>-35.15625</text:p>
          </table:table-cell>
          <table:table-cell office:value-type="float" office:value="-1" calcext:value-type="float">
            <text:p>-1</text:p>
          </table:table-cell>
          <table:table-cell table:style-name="ce12" table:formula="of:=([.G37]-[.G36])/[.G36]" office:value-type="percentage" office:value="0.2" calcext:value-type="percentage">
            <text:p>20.00%</text:p>
          </table:table-cell>
          <table:table-cell table:style-name="ce16" table:formula="of:=[.L35]*[.G36]/[.G35]" office:value-type="float" office:value="1.44" calcext:value-type="float">
            <text:p>1.44</text:p>
          </table:table-cell>
          <table:table-cell table:style-name="ce20" table:formula="of:=[.I36]-[.I35]" office:value-type="float" office:value="-35.15625" calcext:value-type="float">
            <text:p>-35.15625</text:p>
          </table:table-cell>
          <table:table-cell table:number-columns-repeated="6"/>
        </table:table-row>
        <table:table-row table:style-name="ro2">
          <table:table-cell table:style-name="ce8" table:formula="of:=[.A36]+([.B36]*([.B13]-[.B12]))" office:value-type="float" office:value="0.512" calcext:value-type="float">
            <text:p>0.512</text:p>
          </table:table-cell>
          <table:table-cell table:formula="of:=[.D37]*[.A37]/[.$B13]" office:value-type="float" office:value="0" calcext:value-type="float">
            <text:p>0</text:p>
          </table:table-cell>
          <table:table-cell table:formula="of:=[.B37]*[.D14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2" table:formula="of:=([.A38]-[.A37])/[.A37]" office:value-type="percentage" office:value="0" calcext:value-type="percentage">
            <text:p>0.00%</text:p>
          </table:table-cell>
          <table:table-cell table:style-name="ce16" table:formula="of:=[.F36]*[.A37]/[.A36]" office:value-type="float" office:value="0.512" calcext:value-type="float">
            <text:p>0.512</text:p>
          </table:table-cell>
          <table:table-cell table:style-name="ce16" table:formula="of:=[.G36]+([.H36]*([.A37]-[.A36]))" office:value-type="float" office:value="1728" calcext:value-type="float">
            <text:p>1728</text:p>
          </table:table-cell>
          <table:table-cell table:style-name="ce8" table:formula="of:=[.J37]*[.G37]/[.A37]" office:value-type="float" office:value="-3375" calcext:value-type="float">
            <text:p>-3375</text:p>
          </table:table-cell>
          <table:table-cell table:formula="of:=[.H37]*[.B37]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2" table:formula="of:=([.G38]-[.G37])/[.G37]" office:value-type="percentage" office:value="0" calcext:value-type="percentage">
            <text:p>0.00%</text:p>
          </table:table-cell>
          <table:table-cell table:style-name="ce16" table:formula="of:=[.L36]*[.G37]/[.G36]" office:value-type="float" office:value="1.728" calcext:value-type="float">
            <text:p>1.728</text:p>
          </table:table-cell>
          <table:table-cell table:style-name="ce20" table:formula="of:=[.I37]-[.I36]" office:value-type="float" office:value="35.15625" calcext:value-type="float">
            <text:p>35.15625</text:p>
          </table:table-cell>
          <table:table-cell table:number-columns-repeated="6"/>
        </table:table-row>
        <table:table-row table:style-name="ro2">
          <table:table-cell table:style-name="ce8" table:formula="of:=[.A37]+([.B37]*([.B14]-[.B13]))" office:value-type="float" office:value="0.512" calcext:value-type="float">
            <text:p>0.512</text:p>
          </table:table-cell>
          <table:table-cell table:formula="of:=[.D38]*[.A38]/[.$B14]" office:value-type="float" office:value="0.01953125" calcext:value-type="float">
            <text:p>0.01953125</text:p>
          </table:table-cell>
          <table:table-cell table:formula="of:=[.B38]*[.D15]" office:value-type="float" office:value="-0.1024" calcext:value-type="float">
            <text:p>-0.1024</text:p>
          </table:table-cell>
          <table:table-cell office:value-type="float" office:value="1" calcext:value-type="float">
            <text:p>1</text:p>
          </table:table-cell>
          <table:table-cell table:style-name="ce12" table:formula="of:=([.A39]-[.A38])/[.A38]" office:value-type="percentage" office:value="-0.2" calcext:value-type="percentage">
            <text:p>-20.00%</text:p>
          </table:table-cell>
          <table:table-cell table:style-name="ce16" table:formula="of:=[.F37]*[.A38]/[.A37]" office:value-type="float" office:value="0.512" calcext:value-type="float">
            <text:p>0.512</text:p>
          </table:table-cell>
          <table:table-cell table:style-name="ce16" table:formula="of:=[.G37]+([.H37]*([.A38]-[.A37]))" office:value-type="float" office:value="1728" calcext:value-type="float">
            <text:p>1728</text:p>
          </table:table-cell>
          <table:table-cell table:style-name="ce8" table:formula="of:=[.J38]*[.G38]/[.A38]" office:value-type="float" office:value="-3375" calcext:value-type="float">
            <text:p>-3375</text:p>
          </table:table-cell>
          <table:table-cell table:formula="of:=[.H38]*[.B38]" office:value-type="float" office:value="-65.91796875" calcext:value-type="float">
            <text:p>-65.91796875</text:p>
          </table:table-cell>
          <table:table-cell office:value-type="float" office:value="-1" calcext:value-type="float">
            <text:p>-1</text:p>
          </table:table-cell>
          <table:table-cell table:style-name="ce12" table:formula="of:=([.G39]-[.G38])/[.G38]" office:value-type="percentage" office:value="0.2" calcext:value-type="percentage">
            <text:p>20.00%</text:p>
          </table:table-cell>
          <table:table-cell table:style-name="ce16" table:formula="of:=[.L37]*[.G38]/[.G37]" office:value-type="float" office:value="1.728" calcext:value-type="float">
            <text:p>1.728</text:p>
          </table:table-cell>
          <table:table-cell table:style-name="ce20" table:formula="of:=[.I38]-[.I37]" office:value-type="float" office:value="-65.91796875" calcext:value-type="float">
            <text:p>-65.91796875</text:p>
          </table:table-cell>
          <table:table-cell table:number-columns-repeated="6"/>
        </table:table-row>
        <table:table-row table:style-name="ro2">
          <table:table-cell table:style-name="ce9" table:formula="of:=[.A38]+([.B38]*([.B15]-[.B14]))" office:value-type="float" office:value="0.4096" calcext:value-type="float">
            <text:p>0.4096</text:p>
          </table:table-cell>
          <table:table-cell table:style-name="ce11" table:formula="of:=[.D39]*[.A39]/[.$B15]" office:value-type="float" office:value="0" calcext:value-type="float">
            <text:p>0</text:p>
          </table:table-cell>
          <table:table-cell table:style-name="ce11" table:formula="of:=[.B39]*[.D16]" office:value-type="float" office:value="-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/>
          <table:table-cell table:style-name="ce17" table:formula="of:=[.F38]*[.A39]/[.A38]" office:value-type="float" office:value="0.4096" calcext:value-type="float">
            <text:p>0.4096</text:p>
          </table:table-cell>
          <table:table-cell table:style-name="ce17" table:formula="of:=[.G38]+([.H38]*([.A39]-[.A38]))" office:value-type="float" office:value="2073.6" calcext:value-type="float">
            <text:p>2073.6</text:p>
          </table:table-cell>
          <table:table-cell table:style-name="ce9" table:formula="of:=[.J39]*[.G39]/[.A39]" office:value-type="float" office:value="-5062.5" calcext:value-type="float">
            <text:p>-5062.5</text:p>
          </table:table-cell>
          <table:table-cell table:style-name="ce11" table:formula="of:=[.H39]*[.B39]" office:value-type="float" office:value="-0" calcext:value-type="float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4"/>
          <table:table-cell table:style-name="ce17" table:formula="of:=[.L38]*[.G39]/[.G38]" office:value-type="float" office:value="2.0736" calcext:value-type="float">
            <text:p>2.0736</text:p>
          </table:table-cell>
          <table:table-cell table:style-name="ce21" table:formula="of:=[.I39]-[.I38]" office:value-type="float" office:value="65.91796875" calcext:value-type="float">
            <text:p>65.91796875</text:p>
          </table:table-cell>
          <table:table-cell table:number-columns-repeated="6"/>
        </table:table-row>
        <table:table-row table:style-name="ro2" table:number-rows-repeated="2">
          <table:table-cell table:number-columns-repeated="5"/>
          <table:table-cell table:style-name="ce12"/>
          <table:table-cell table:number-columns-repeated="6"/>
          <table:table-cell table:style-name="ce12"/>
          <table:table-cell table:number-columns-repeated="6"/>
        </table:table-row>
        <table:table-row table:style-name="ro2">
          <table:table-cell table:style-name="ce7" office:value-type="string" calcext:value-type="string">
            <text:p>Deriv Value (D)</text:p>
          </table:table-cell>
          <table:table-cell table:style-name="ce10" office:value-type="string" calcext:value-type="string">
            <office:annotation draw:style-name="gr2" draw:text-style-name="P3" svg:width="28.99mm" svg:height="9.91mm" svg:x="61.35mm" svg:y="170.13mm" draw:caption-point-x="-6.1mm" draw:caption-point-y="15.1mm">
              <dc:date>2017-12-28T00:00:00</dc:date>
              <text:p text:style-name="P2"><text:span text:style-name="T1">Asset Quantity Owned</text:span></text:p>
            </office:annotation>
            <text:p>Allocation (P)</text:p>
          </table:table-cell>
          <table:table-cell table:style-name="ce10" office:value-type="string" calcext:value-type="string">
            <text:p>Deriv. Diff.</text:p>
          </table:table-cell>
          <table:table-cell table:style-name="ce10" office:value-type="string" calcext:value-type="string">
            <text:p>Signal (S)</text:p>
          </table:table-cell>
          <table:table-cell table:style-name="ce13" office:value-type="string" calcext:value-type="string">
            <text:p>Deriv. Ret. ( R )</text:p>
          </table:table-cell>
          <table:table-cell table:style-name="ce15" office:value-type="string" calcext:value-type="string">
            <text:p>Cum. Ret</text:p>
          </table:table-cell>
          <table:table-cell table:style-name="ce19" office:value-type="string" calcext:value-type="string">
            <text:p>Potfolio Value</text:p>
          </table:table-cell>
          <table:table-cell table:style-name="ce22" office:value-type="string" calcext:value-type="string">
            <text:p>D1. Allocation (P1)</text:p>
          </table:table-cell>
          <table:table-cell table:style-name="ce22" office:value-type="string" calcext:value-type="string">
            <text:p>D2 Allocation (P2)</text:p>
          </table:table-cell>
          <table:table-cell table:style-name="ce23" office:value-type="string" calcext:value-type="string">
            <office:annotation draw:style-name="gr3" draw:text-style-name="P3" svg:width="28.99mm" svg:height="21.76mm" svg:x="323.51mm" svg:y="170.13mm" draw:caption-point-x="-6.1mm" draw:caption-point-y="15.1mm">
              <dc:date>2018-03-12T00:00:00</dc:date>
              <text:p text:style-name="P2"><text:span text:style-name="T1">Dependent on Deriv. Allocation as the Weights will divert it from the Deriv,</text:span></text:p>
            </office:annotation>
            <text:p>Underlying Alloc (pip)</text:p>
          </table:table-cell>
          <table:table-cell table:style-name="ce24" office:value-type="string" calcext:value-type="string">
            <text:p>Weight (W1)</text:p>
          </table:table-cell>
          <table:table-cell table:style-name="ce24" office:value-type="string" calcext:value-type="string">
            <text:p>Weight (W2)</text:p>
          </table:table-cell>
          <table:table-cell table:style-name="ce25" office:value-type="string" calcext:value-type="string">
            <text:p>Portfolio Return</text:p>
          </table:table-cell>
          <table:table-cell table:style-name="ce18" office:value-type="string" calcext:value-type="string">
            <text:p>Cum. Ret</text:p>
          </table:table-cell>
          <table:table-cell table:style-name="ce26" office:value-type="string" calcext:value-type="string">
            <text:p>Trade</text:p>
          </table:table-cell>
          <table:table-cell table:number-columns-repeated="4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formula="of:=[.D43]*[.A43]/[.$B8]" office:value-type="float" office:value="0.01" calcext:value-type="float">
            <text:p>0.01</text:p>
          </table:table-cell>
          <table:table-cell table:formula="of:=[.$B43]*[.D9]"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table:style-name="ce12" table:formula="of:=([.A44]-[.A43])/[.A43]" office:value-type="percentage" office:value="-0.2" calcext:value-type="percentage">
            <text:p>-20.00%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8" table:formula="of:=[.K43]*[.$G43]/[.$A43]" office:value-type="float" office:value="-0.5" calcext:value-type="float">
            <text:p>-0.5</text:p>
          </table:table-cell>
          <table:table-cell table:style-name="ce8" table:formula="of:=[.L43]*[.$G43]/[.$A32]" office:value-type="float" office:value="-0.5" calcext:value-type="float">
            <text:p>-0.5</text:p>
          </table:table-cell>
          <table:table-cell table:formula="of:=[.H43]*[.B43]+[.I43]*[.B32]" office:value-type="float" office:value="-0.01" calcext:value-type="float">
            <text:p>-0.01</text:p>
          </table:table-cell>
          <table:table-cell table:number-columns-repeated="2" office:value-type="float" office:value="-0.5" calcext:value-type="float">
            <text:p>-0.5</text:p>
          </table:table-cell>
          <table:table-cell table:style-name="ce12" table:formula="of:=([.G44]-[.G43])/[.G43]" office:value-type="percentage" office:value="0.2" calcext:value-type="percentage">
            <text:p>20.00%</text:p>
          </table:table-cell>
          <table:table-cell table:style-name="ce16" office:value-type="float" office:value="1" calcext:value-type="float">
            <text:p>1</text:p>
          </table:table-cell>
          <table:table-cell table:style-name="ce20" table:formula="of:=[.J43]" office:value-type="float" office:value="-0.01" calcext:value-type="float">
            <text:p>-0.01</text:p>
          </table:table-cell>
          <table:table-cell table:number-columns-repeated="4"/>
        </table:table-row>
        <table:table-row table:style-name="ro2">
          <table:table-cell table:style-name="ce8" table:formula="of:=[.A43]+([.B43]*([.B9]-[.B8]))" office:value-type="float" office:value="0.8" calcext:value-type="float">
            <text:p>0.8</text:p>
          </table:table-cell>
          <table:table-cell table:formula="of:=[.D44]*[.A44]/[.$B9]" office:value-type="float" office:value="0" calcext:value-type="float">
            <text:p>0</text:p>
          </table:table-cell>
          <table:table-cell table:formula="of:=[.$B44]*[.D10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2" table:formula="of:=([.A45]-[.A44])/[.A44]" office:value-type="percentage" office:value="0" calcext:value-type="percentage">
            <text:p>0.00%</text:p>
          </table:table-cell>
          <table:table-cell table:style-name="ce16" table:formula="of:=[.F43]*[.A44]/[.A43]" office:value-type="float" office:value="0.8" calcext:value-type="float">
            <text:p>0.8</text:p>
          </table:table-cell>
          <table:table-cell table:style-name="ce20" table:formula="of:=[.G43]+([.H43]*([.A44]-[.A43]))+([.I43]*([.A33]-[.A32]))" office:value-type="float" office:value="1.2" calcext:value-type="float">
            <text:p>1.2</text:p>
          </table:table-cell>
          <table:table-cell table:style-name="ce8" table:formula="of:=[.K44]*[.G44]/[.A44]" office:value-type="float" office:value="-0.75" calcext:value-type="float">
            <text:p>-0.75</text:p>
          </table:table-cell>
          <table:table-cell table:style-name="ce8" table:formula="of:=[.L44]*[.$G44]/[.$A33]" office:value-type="float" office:value="-0.75" calcext:value-type="float">
            <text:p>-0.75</text:p>
          </table:table-cell>
          <table:table-cell table:formula="of:=[.H44]*[.B44]+[.I44]*[.B33]" office:value-type="float" office:value="-0" calcext:value-type="float">
            <text:p>0</text:p>
          </table:table-cell>
          <table:table-cell table:number-columns-repeated="2" office:value-type="float" office:value="-0.5" calcext:value-type="float">
            <text:p>-0.5</text:p>
          </table:table-cell>
          <table:table-cell table:style-name="ce12" table:formula="of:=([.G45]-[.G44])/[.G44]" office:value-type="percentage" office:value="0" calcext:value-type="percentage">
            <text:p>0.00%</text:p>
          </table:table-cell>
          <table:table-cell table:style-name="ce16" table:formula="of:=[.N43]*[.G44]/[.G43]" office:value-type="float" office:value="1.2" calcext:value-type="float">
            <text:p>1.2</text:p>
          </table:table-cell>
          <table:table-cell table:style-name="ce20" table:formula="of:=[.J44]-[.J43]" office:value-type="float" office:value="0.01" calcext:value-type="float">
            <text:p>0.01</text:p>
          </table:table-cell>
          <table:table-cell table:number-columns-repeated="4"/>
        </table:table-row>
        <table:table-row table:style-name="ro2">
          <table:table-cell table:style-name="ce8" table:formula="of:=[.A44]+([.B44]*([.B10]-[.B9]))" office:value-type="float" office:value="0.8" calcext:value-type="float">
            <text:p>0.8</text:p>
          </table:table-cell>
          <table:table-cell table:formula="of:=[.D45]*[.A45]/[.$B10]" office:value-type="float" office:value="0.0125" calcext:value-type="float">
            <text:p>0.0125</text:p>
          </table:table-cell>
          <table:table-cell table:formula="of:=[.$B45]*[.D11]" office:value-type="float" office:value="-0.16" calcext:value-type="float">
            <text:p>-0.16</text:p>
          </table:table-cell>
          <table:table-cell office:value-type="float" office:value="1" calcext:value-type="float">
            <text:p>1</text:p>
          </table:table-cell>
          <table:table-cell table:style-name="ce12" table:formula="of:=([.A46]-[.A45])/[.A45]" office:value-type="percentage" office:value="-0.2" calcext:value-type="percentage">
            <text:p>-20.00%</text:p>
          </table:table-cell>
          <table:table-cell table:style-name="ce16" table:formula="of:=[.F44]*[.A45]/[.A44]" office:value-type="float" office:value="0.8" calcext:value-type="float">
            <text:p>0.8</text:p>
          </table:table-cell>
          <table:table-cell table:style-name="ce20" table:formula="of:=[.G44]+([.H44]*([.A45]-[.A44]))+([.I44]*([.A34]-[.A33]))" office:value-type="float" office:value="1.2" calcext:value-type="float">
            <text:p>1.2</text:p>
          </table:table-cell>
          <table:table-cell table:style-name="ce8" table:formula="of:=[.K45]*[.G45]/[.A45]" office:value-type="float" office:value="-0.75" calcext:value-type="float">
            <text:p>-0.75</text:p>
          </table:table-cell>
          <table:table-cell table:style-name="ce8" table:formula="of:=[.L45]*[.$G45]/[.$A34]" office:value-type="float" office:value="-0.75" calcext:value-type="float">
            <text:p>-0.75</text:p>
          </table:table-cell>
          <table:table-cell table:formula="of:=[.H45]*[.B45]+[.I45]*[.B34]" office:value-type="float" office:value="-0.01875" calcext:value-type="float">
            <text:p>-0.01875</text:p>
          </table:table-cell>
          <table:table-cell table:number-columns-repeated="2" office:value-type="float" office:value="-0.5" calcext:value-type="float">
            <text:p>-0.5</text:p>
          </table:table-cell>
          <table:table-cell table:style-name="ce12" table:formula="of:=([.G46]-[.G45])/[.G45]" office:value-type="percentage" office:value="0.2" calcext:value-type="percentage">
            <text:p>20.00%</text:p>
          </table:table-cell>
          <table:table-cell table:style-name="ce16" table:formula="of:=[.N44]*[.G45]/[.G44]" office:value-type="float" office:value="1.2" calcext:value-type="float">
            <text:p>1.2</text:p>
          </table:table-cell>
          <table:table-cell table:style-name="ce20" table:formula="of:=[.J45]-[.J44]" office:value-type="float" office:value="-0.01875" calcext:value-type="float">
            <text:p>-0.01875</text:p>
          </table:table-cell>
          <table:table-cell table:number-columns-repeated="4"/>
        </table:table-row>
        <table:table-row table:style-name="ro2">
          <table:table-cell table:style-name="ce8" table:formula="of:=[.A45]+([.B45]*([.B11]-[.B10]))" office:value-type="float" office:value="0.64" calcext:value-type="float">
            <text:p>0.64</text:p>
          </table:table-cell>
          <table:table-cell table:formula="of:=[.D46]*[.A46]/[.$B11]" office:value-type="float" office:value="0" calcext:value-type="float">
            <text:p>0</text:p>
          </table:table-cell>
          <table:table-cell table:formula="of:=[.$B46]*[.D12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2" table:formula="of:=([.A47]-[.A46])/[.A46]" office:value-type="percentage" office:value="0" calcext:value-type="percentage">
            <text:p>0.00%</text:p>
          </table:table-cell>
          <table:table-cell table:style-name="ce16" table:formula="of:=[.F45]*[.A46]/[.A45]" office:value-type="float" office:value="0.64" calcext:value-type="float">
            <text:p>0.64</text:p>
          </table:table-cell>
          <table:table-cell table:style-name="ce20" table:formula="of:=[.G45]+([.H45]*([.A46]-[.A45]))+([.I45]*([.A35]-[.A34]))" office:value-type="float" office:value="1.44" calcext:value-type="float">
            <text:p>1.44</text:p>
          </table:table-cell>
          <table:table-cell table:style-name="ce8" table:formula="of:=[.K46]*[.G46]/[.A46]" office:value-type="float" office:value="-1.125" calcext:value-type="float">
            <text:p>-1.125</text:p>
          </table:table-cell>
          <table:table-cell table:style-name="ce8" table:formula="of:=[.L46]*[.$G46]/[.$A35]" office:value-type="float" office:value="-1.125" calcext:value-type="float">
            <text:p>-1.125</text:p>
          </table:table-cell>
          <table:table-cell table:formula="of:=[.H46]*[.B46]+[.I46]*[.B35]" office:value-type="float" office:value="-0" calcext:value-type="float">
            <text:p>0</text:p>
          </table:table-cell>
          <table:table-cell table:number-columns-repeated="2" office:value-type="float" office:value="-0.5" calcext:value-type="float">
            <text:p>-0.5</text:p>
          </table:table-cell>
          <table:table-cell table:style-name="ce12" table:formula="of:=([.G47]-[.G46])/[.G46]" office:value-type="percentage" office:value="0" calcext:value-type="percentage">
            <text:p>0.00%</text:p>
          </table:table-cell>
          <table:table-cell table:style-name="ce16" table:formula="of:=[.N45]*[.G46]/[.G45]" office:value-type="float" office:value="1.44" calcext:value-type="float">
            <text:p>1.44</text:p>
          </table:table-cell>
          <table:table-cell table:style-name="ce20" table:formula="of:=[.J46]-[.J45]" office:value-type="float" office:value="0.01875" calcext:value-type="float">
            <text:p>0.01875</text:p>
          </table:table-cell>
          <table:table-cell table:number-columns-repeated="4"/>
        </table:table-row>
        <table:table-row table:style-name="ro2">
          <table:table-cell table:style-name="ce8" table:formula="of:=[.A46]+([.B46]*([.B12]-[.B11]))" office:value-type="float" office:value="0.64" calcext:value-type="float">
            <text:p>0.64</text:p>
          </table:table-cell>
          <table:table-cell table:formula="of:=[.D47]*[.A47]/[.$B12]" office:value-type="float" office:value="0.015625" calcext:value-type="float">
            <text:p>0.015625</text:p>
          </table:table-cell>
          <table:table-cell table:formula="of:=[.$B47]*[.D13]" office:value-type="float" office:value="-0.128" calcext:value-type="float">
            <text:p>-0.128</text:p>
          </table:table-cell>
          <table:table-cell office:value-type="float" office:value="1" calcext:value-type="float">
            <text:p>1</text:p>
          </table:table-cell>
          <table:table-cell table:style-name="ce12" table:formula="of:=([.A48]-[.A47])/[.A47]" office:value-type="percentage" office:value="-0.2" calcext:value-type="percentage">
            <text:p>-20.00%</text:p>
          </table:table-cell>
          <table:table-cell table:style-name="ce16" table:formula="of:=[.F46]*[.A47]/[.A46]" office:value-type="float" office:value="0.64" calcext:value-type="float">
            <text:p>0.64</text:p>
          </table:table-cell>
          <table:table-cell table:style-name="ce20" table:formula="of:=[.G46]+([.H46]*([.A47]-[.A46]))+([.I46]*([.A36]-[.A35]))" office:value-type="float" office:value="1.44" calcext:value-type="float">
            <text:p>1.44</text:p>
          </table:table-cell>
          <table:table-cell table:style-name="ce8" table:formula="of:=[.K47]*[.G47]/[.A47]" office:value-type="float" office:value="-1.125" calcext:value-type="float">
            <text:p>-1.125</text:p>
          </table:table-cell>
          <table:table-cell table:style-name="ce8" table:formula="of:=[.L47]*[.$G47]/[.$A36]" office:value-type="float" office:value="-1.125" calcext:value-type="float">
            <text:p>-1.125</text:p>
          </table:table-cell>
          <table:table-cell table:formula="of:=[.H47]*[.B47]+[.I47]*[.B36]" office:value-type="float" office:value="-0.03515625" calcext:value-type="float">
            <text:p>-0.03515625</text:p>
          </table:table-cell>
          <table:table-cell table:number-columns-repeated="2" office:value-type="float" office:value="-0.5" calcext:value-type="float">
            <text:p>-0.5</text:p>
          </table:table-cell>
          <table:table-cell table:style-name="ce12" table:formula="of:=([.G48]-[.G47])/[.G47]" office:value-type="percentage" office:value="0.2" calcext:value-type="percentage">
            <text:p>20.00%</text:p>
          </table:table-cell>
          <table:table-cell table:style-name="ce16" table:formula="of:=[.N46]*[.G47]/[.G46]" office:value-type="float" office:value="1.44" calcext:value-type="float">
            <text:p>1.44</text:p>
          </table:table-cell>
          <table:table-cell table:style-name="ce20" table:formula="of:=[.J47]-[.J46]" office:value-type="float" office:value="-0.03515625" calcext:value-type="float">
            <text:p>-0.03515625</text:p>
          </table:table-cell>
          <table:table-cell table:number-columns-repeated="4"/>
        </table:table-row>
        <table:table-row table:style-name="ro2">
          <table:table-cell table:style-name="ce8" table:formula="of:=[.A47]+([.B47]*([.B13]-[.B12]))" office:value-type="float" office:value="0.512" calcext:value-type="float">
            <text:p>0.512</text:p>
          </table:table-cell>
          <table:table-cell table:formula="of:=[.D48]*[.A48]/[.$B13]" office:value-type="float" office:value="0" calcext:value-type="float">
            <text:p>0</text:p>
          </table:table-cell>
          <table:table-cell table:formula="of:=[.$B48]*[.D14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2" table:formula="of:=([.A49]-[.A48])/[.A48]" office:value-type="percentage" office:value="0" calcext:value-type="percentage">
            <text:p>0.00%</text:p>
          </table:table-cell>
          <table:table-cell table:style-name="ce16" table:formula="of:=[.F47]*[.A48]/[.A47]" office:value-type="float" office:value="0.512" calcext:value-type="float">
            <text:p>0.512</text:p>
          </table:table-cell>
          <table:table-cell table:style-name="ce20" table:formula="of:=[.G47]+([.H47]*([.A48]-[.A47]))+([.I47]*([.A37]-[.A36]))" office:value-type="float" office:value="1.728" calcext:value-type="float">
            <text:p>1.728</text:p>
          </table:table-cell>
          <table:table-cell table:style-name="ce8" table:formula="of:=[.K48]*[.G48]/[.A48]" office:value-type="float" office:value="-1.6875" calcext:value-type="float">
            <text:p>-1.6875</text:p>
          </table:table-cell>
          <table:table-cell table:style-name="ce8" table:formula="of:=[.L48]*[.$G48]/[.$A37]" office:value-type="float" office:value="-1.6875" calcext:value-type="float">
            <text:p>-1.6875</text:p>
          </table:table-cell>
          <table:table-cell table:formula="of:=[.H48]*[.B48]+[.I48]*[.B37]" office:value-type="float" office:value="-0" calcext:value-type="float">
            <text:p>0</text:p>
          </table:table-cell>
          <table:table-cell table:number-columns-repeated="2" office:value-type="float" office:value="-0.5" calcext:value-type="float">
            <text:p>-0.5</text:p>
          </table:table-cell>
          <table:table-cell table:style-name="ce12" table:formula="of:=([.G49]-[.G48])/[.G48]" office:value-type="percentage" office:value="0" calcext:value-type="percentage">
            <text:p>0.00%</text:p>
          </table:table-cell>
          <table:table-cell table:style-name="ce16" table:formula="of:=[.N47]*[.G48]/[.G47]" office:value-type="float" office:value="1.728" calcext:value-type="float">
            <text:p>1.728</text:p>
          </table:table-cell>
          <table:table-cell table:style-name="ce20" table:formula="of:=[.J48]-[.J47]" office:value-type="float" office:value="0.03515625" calcext:value-type="float">
            <text:p>0.03515625</text:p>
          </table:table-cell>
          <table:table-cell table:number-columns-repeated="4"/>
        </table:table-row>
        <table:table-row table:style-name="ro2">
          <table:table-cell table:style-name="ce8" table:formula="of:=[.A48]+([.B48]*([.B14]-[.B13]))" office:value-type="float" office:value="0.512" calcext:value-type="float">
            <text:p>0.512</text:p>
          </table:table-cell>
          <table:table-cell table:formula="of:=[.D49]*[.A49]/[.$B14]" office:value-type="float" office:value="0.01953125" calcext:value-type="float">
            <text:p>0.01953125</text:p>
          </table:table-cell>
          <table:table-cell table:formula="of:=[.$B49]*[.D15]" office:value-type="float" office:value="-0.1024" calcext:value-type="float">
            <text:p>-0.1024</text:p>
          </table:table-cell>
          <table:table-cell office:value-type="float" office:value="1" calcext:value-type="float">
            <text:p>1</text:p>
          </table:table-cell>
          <table:table-cell table:style-name="ce12" table:formula="of:=([.A50]-[.A49])/[.A49]" office:value-type="percentage" office:value="-0.2" calcext:value-type="percentage">
            <text:p>-20.00%</text:p>
          </table:table-cell>
          <table:table-cell table:style-name="ce16" table:formula="of:=[.F48]*[.A49]/[.A48]" office:value-type="float" office:value="0.512" calcext:value-type="float">
            <text:p>0.512</text:p>
          </table:table-cell>
          <table:table-cell table:style-name="ce20" table:formula="of:=[.G48]+([.H48]*([.A49]-[.A48]))+([.I48]*([.A38]-[.A37]))" office:value-type="float" office:value="1.728" calcext:value-type="float">
            <text:p>1.728</text:p>
          </table:table-cell>
          <table:table-cell table:style-name="ce8" table:formula="of:=[.K49]*[.G49]/[.A49]" office:value-type="float" office:value="-1.6875" calcext:value-type="float">
            <text:p>-1.6875</text:p>
          </table:table-cell>
          <table:table-cell table:style-name="ce8" table:formula="of:=[.L49]*[.$G49]/[.$A38]" office:value-type="float" office:value="-1.6875" calcext:value-type="float">
            <text:p>-1.6875</text:p>
          </table:table-cell>
          <table:table-cell table:formula="of:=[.H49]*[.B49]+[.I49]*[.B38]" office:value-type="float" office:value="-0.06591796875" calcext:value-type="float">
            <text:p>-0.0659179688</text:p>
          </table:table-cell>
          <table:table-cell table:number-columns-repeated="2" office:value-type="float" office:value="-0.5" calcext:value-type="float">
            <text:p>-0.5</text:p>
          </table:table-cell>
          <table:table-cell table:style-name="ce12" table:formula="of:=([.G50]-[.G49])/[.G49]" office:value-type="percentage" office:value="0.2" calcext:value-type="percentage">
            <text:p>20.00%</text:p>
          </table:table-cell>
          <table:table-cell table:style-name="ce16" table:formula="of:=[.N48]*[.G49]/[.G48]" office:value-type="float" office:value="1.728" calcext:value-type="float">
            <text:p>1.728</text:p>
          </table:table-cell>
          <table:table-cell table:style-name="ce20" table:formula="of:=[.J49]-[.J48]" office:value-type="float" office:value="-0.06591796875" calcext:value-type="float">
            <text:p>-0.0659179688</text:p>
          </table:table-cell>
          <table:table-cell table:number-columns-repeated="4"/>
        </table:table-row>
        <table:table-row table:style-name="ro2">
          <table:table-cell table:style-name="ce9" table:formula="of:=[.A49]+([.B49]*([.B15]-[.B14]))" office:value-type="float" office:value="0.4096" calcext:value-type="float">
            <text:p>0.4096</text:p>
          </table:table-cell>
          <table:table-cell table:style-name="ce11" table:formula="of:=[.D50]*[.A50]/[.$B15]" office:value-type="float" office:value="0" calcext:value-type="float">
            <text:p>0</text:p>
          </table:table-cell>
          <table:table-cell table:style-name="ce11" table:formula="of:=[.$B50]*[.D16]" office:value-type="float" office:value="-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/>
          <table:table-cell table:style-name="ce17" table:formula="of:=[.F49]*[.A50]/[.A49]" office:value-type="float" office:value="0.4096" calcext:value-type="float">
            <text:p>0.4096</text:p>
          </table:table-cell>
          <table:table-cell table:style-name="ce21" table:formula="of:=[.G49]+([.H49]*([.A50]-[.A49]))+([.I49]*([.A39]-[.A38]))" office:value-type="float" office:value="2.0736" calcext:value-type="float">
            <text:p>2.0736</text:p>
          </table:table-cell>
          <table:table-cell table:style-name="ce9" table:formula="of:=[.K50]*[.G50]/[.A50]" office:value-type="float" office:value="-2.53125" calcext:value-type="float">
            <text:p>-2.53125</text:p>
          </table:table-cell>
          <table:table-cell table:style-name="ce9" table:formula="of:=[.L50]*[.$G50]/[.$A39]" office:value-type="float" office:value="-2.53125" calcext:value-type="float">
            <text:p>-2.53125</text:p>
          </table:table-cell>
          <table:table-cell table:style-name="ce11" table:formula="of:=[.H50]*[.B50]" office:value-type="float" office:value="-0" calcext:value-type="float">
            <text:p>0</text:p>
          </table:table-cell>
          <table:table-cell table:number-columns-repeated="2" table:style-name="ce11" office:value-type="float" office:value="-0.5" calcext:value-type="float">
            <text:p>-0.5</text:p>
          </table:table-cell>
          <table:table-cell table:style-name="ce14"/>
          <table:table-cell table:style-name="ce17" table:formula="of:=[.N49]*[.G50]/[.G49]" office:value-type="float" office:value="2.0736" calcext:value-type="float">
            <text:p>2.0736</text:p>
          </table:table-cell>
          <table:table-cell table:style-name="ce21" table:formula="of:=[.J50]-[.J49]" office:value-type="float" office:value="0.06591796875" calcext:value-type="float">
            <text:p>0.0659179688</text:p>
          </table:table-cell>
          <table:table-cell table:number-columns-repeated="4"/>
        </table:table-row>
        <table:table-row table:style-name="ro2" table:number-rows-repeated="4">
          <table:table-cell table:number-columns-repeated="5"/>
          <table:table-cell table:style-name="ce12"/>
          <table:table-cell table:number-columns-repeated="6"/>
          <table:table-cell table:style-name="ce12"/>
          <table:table-cell table:number-columns-repeated="6"/>
        </table:table-row>
        <table:table-row table:style-name="ro2">
          <table:table-cell office:value-type="string" calcext:value-type="string">
            <text:p>P/D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table:formula="of:=[.B32]/[.A32]" office:value-type="float" office:value="0.01" calcext:value-type="float">
            <text:p>0.01</text:p>
          </table:table-cell>
          <table:table-cell table:style-name="ce12" table:formula="of:=[.A56]*[.D9]" office:value-type="percentage" office:value="-0.2" calcext:value-type="percentage">
            <text:p>-20.00%</text:p>
          </table:table-cell>
          <table:table-cell table:number-columns-repeated="17"/>
        </table:table-row>
        <table:table-row table:style-name="ro2">
          <table:table-cell table:formula="of:=[.B33]/[.A33]" office:value-type="float" office:value="0" calcext:value-type="float">
            <text:p>0</text:p>
          </table:table-cell>
          <table:table-cell table:style-name="ce12" table:formula="of:=[.A57]*[.D10]" office:value-type="percentage" office:value="-0" calcext:value-type="percentage">
            <text:p>0.00%</text:p>
          </table:table-cell>
          <table:table-cell table:number-columns-repeated="17"/>
        </table:table-row>
        <table:table-row table:style-name="ro2">
          <table:table-cell table:formula="of:=[.B34]/[.A34]" office:value-type="float" office:value="0.015625" calcext:value-type="float">
            <text:p>0.015625</text:p>
          </table:table-cell>
          <table:table-cell table:style-name="ce12" table:formula="of:=[.A58]*[.D11]" office:value-type="percentage" office:value="-0.2" calcext:value-type="percentage">
            <text:p>-20.00%</text:p>
          </table:table-cell>
          <table:table-cell table:number-columns-repeated="17"/>
        </table:table-row>
        <table:table-row table:style-name="ro2">
          <table:table-cell table:formula="of:=[.B35]/[.A35]" office:value-type="float" office:value="0" calcext:value-type="float">
            <text:p>0</text:p>
          </table:table-cell>
          <table:table-cell table:style-name="ce12" table:formula="of:=[.A59]*[.D12]" office:value-type="percentage" office:value="-0" calcext:value-type="percentage">
            <text:p>0.00%</text:p>
          </table:table-cell>
          <table:table-cell table:number-columns-repeated="17"/>
        </table:table-row>
        <table:table-row table:style-name="ro2">
          <table:table-cell table:formula="of:=[.B36]/[.A36]" office:value-type="float" office:value="0.0244140625" calcext:value-type="float">
            <text:p>0.0244140625</text:p>
          </table:table-cell>
          <table:table-cell table:style-name="ce12" table:formula="of:=[.A60]*[.D13]" office:value-type="percentage" office:value="-0.2" calcext:value-type="percentage">
            <text:p>-20.00%</text:p>
          </table:table-cell>
          <table:table-cell table:number-columns-repeated="17"/>
        </table:table-row>
        <table:table-row table:style-name="ro2">
          <table:table-cell table:formula="of:=[.B37]/[.A37]" office:value-type="float" office:value="0" calcext:value-type="float">
            <text:p>0</text:p>
          </table:table-cell>
          <table:table-cell table:style-name="ce12" table:formula="of:=[.A61]*[.D14]" office:value-type="percentage" office:value="-0" calcext:value-type="percentage">
            <text:p>0.00%</text:p>
          </table:table-cell>
          <table:table-cell table:number-columns-repeated="17"/>
        </table:table-row>
        <table:table-row table:style-name="ro2">
          <table:table-cell table:formula="of:=[.B38]/[.A38]" office:value-type="float" office:value="0.03814697265625" calcext:value-type="float">
            <text:p>0.0381469727</text:p>
          </table:table-cell>
          <table:table-cell table:style-name="ce12" table:formula="of:=[.A62]*[.D15]" office:value-type="percentage" office:value="-0.2" calcext:value-type="percentage">
            <text:p>-20.00%</text:p>
          </table:table-cell>
          <table:table-cell table:number-columns-repeated="17"/>
        </table:table-row>
        <table:table-row table:style-name="ro2">
          <table:table-cell table:formula="of:=[.B39]/[.A39]" office:value-type="float" office:value="0" calcext:value-type="float">
            <text:p>0</text:p>
          </table:table-cell>
          <table:table-cell table:style-name="ce12" table:formula="of:=[.A63]*[.D16]" office:value-type="percentage" office:value="-0" calcext:value-type="percentage">
            <text:p>0.00%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/00/0000</text:date>, <text:time style:data-style-name="N2" text:time-value="11:51:05.1578107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5T22:02:25.519419218</meta:creation-date>
    <dc:date>2018-03-15T22:25:35.282827895</dc:date>
    <meta:editing-duration>P1DT7H40M59S</meta:editing-duration>
    <meta:editing-cycles>25</meta:editing-cycles>
    <meta:generator>LibreOffice/5.1.6.2$Linux_X86_64 LibreOffice_project/10m0$Build-2</meta:generator>
    <meta:document-statistic meta:table-count="2" meta:cell-count="7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line" chart:style-name="ch1">
        <chart:legend chart:legend-position="end" svg:x="13.153cm" svg:y="3.706cm" style:legend-expansion="high" chart:style-name="ch2"/>
        <chart:plot-area chart:style-name="ch3" table:cell-range-address="Sheet2.F32:Sheet2.F39 Sheet2.L32:Sheet2.L39 Sheet2.E8:Sheet2.E15" svg:x="0.32cm" svg:y="0.18cm" svg:width="12.513cm" svg:height="8.646cm">
          <chartooo:coordinate-region svg:x="1.047cm" svg:y="0.379cm" svg:width="11.69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F32:Sheet2.F39" chart:class="chart:line">
            <chart:data-point chart:repeated="8"/>
          </chart:series>
          <chart:series chart:style-name="ch7" chart:values-cell-range-address="Sheet2.L32:Sheet2.L39" chart:class="chart:line">
            <chart:data-point chart:repeated="8"/>
          </chart:series>
          <chart:series chart:style-name="ch8" chart:values-cell-range-address="Sheet2.E8:Sheet2.E15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L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F32:Sheet2.F39</svg:desc>
                </draw:g>
              </table:table-cell>
              <table:table-cell office:value-type="float" office:value="1">
                <text:p>1</text:p>
                <draw:g>
                  <svg:desc>Sheet2.L32:Sheet2.L39</svg:desc>
                </draw:g>
              </table:table-cell>
              <table:table-cell office:value-type="float" office:value="1">
                <text:p>1</text:p>
                <draw:g>
                  <svg:desc>Sheet2.E8:Sheet2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">
                <text:p>0.8</text:p>
              </table:table-cell>
              <table:table-cell office:value-type="float" office:value="1.2">
                <text:p>1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1.2">
                <text:p>1.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">
                <text:p>0.64</text:p>
              </table:table-cell>
              <table:table-cell office:value-type="float" office:value="1.44">
                <text:p>1.44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4">
                <text:p>0.64</text:p>
              </table:table-cell>
              <table:table-cell office:value-type="float" office:value="1.44">
                <text:p>1.44</text:p>
              </table:table-cell>
              <table:table-cell office:value-type="float" office:value="0.4096">
                <text:p>0.4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12">
                <text:p>0.512</text:p>
              </table:table-cell>
              <table:table-cell office:value-type="float" office:value="1.728">
                <text:p>1.728</text:p>
              </table:table-cell>
              <table:table-cell office:value-type="float" office:value="0.32768">
                <text:p>0.327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12">
                <text:p>0.512</text:p>
              </table:table-cell>
              <table:table-cell office:value-type="float" office:value="1.728">
                <text:p>1.728</text:p>
              </table:table-cell>
              <table:table-cell office:value-type="float" office:value="0.262144">
                <text:p>0.2621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096">
                <text:p>0.4096</text:p>
              </table:table-cell>
              <table:table-cell office:value-type="float" office:value="2.0736">
                <text:p>2.0736</text:p>
              </table:table-cell>
              <table:table-cell office:value-type="float" office:value="0.2097152">
                <text:p>0.20971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